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Times New Roman2" svg:font-family="'Times New Roman'" style:font-family-generic="roman"/>
    <style:font-face style:name="Times New Roman1" svg:font-family="'Times New Roman'" style:font-adornments="Regular"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style:style>
    <style:style style:name="P2" style:family="paragraph" style:parent-style-name="isi_20_anak_20_pasal">
      <style:text-properties fo:color="#000000"/>
    </style:style>
    <style:style style:name="P3" style:family="paragraph" style:parent-style-name="isi_20_anak_20_pasal">
      <style:text-properties fo:color="#000000" officeooo:paragraph-rsid="00249d26"/>
    </style:style>
    <style:style style:name="P4" style:family="paragraph" style:parent-style-name="isi_20_anak_20_pasal">
      <style:text-properties fo:color="#000000" officeooo:paragraph-rsid="001ad5ff"/>
    </style:style>
    <style:style style:name="P5" style:family="paragraph" style:parent-style-name="isi_20_anak_20_pasal">
      <style:text-properties fo:color="#000000" officeooo:paragraph-rsid="0023341e"/>
    </style:style>
    <style:style style:name="P6" style:family="paragraph" style:parent-style-name="isi_20_anak_20_pasal">
      <style:text-properties fo:color="#000000" officeooo:paragraph-rsid="002755a8"/>
    </style:style>
    <style:style style:name="P7" style:family="paragraph" style:parent-style-name="isi_20_anak_20_pasal">
      <style:text-properties fo:color="#000000" officeooo:paragraph-rsid="0029444c"/>
    </style:style>
    <style:style style:name="P8" style:family="paragraph" style:parent-style-name="isi_20_anak_20_pasal">
      <style:text-properties fo:color="#000000" officeooo:paragraph-rsid="002c4162"/>
    </style:style>
    <style:style style:name="P9" style:family="paragraph" style:parent-style-name="isi_20_anak_20_pasal">
      <style:text-properties fo:color="#000000" officeooo:paragraph-rsid="0042b04b"/>
    </style:style>
    <style:style style:name="P10" style:family="paragraph" style:parent-style-name="isi_20_anak_20_pasal">
      <style:text-properties fo:color="#000000" officeooo:rsid="001b8a82" officeooo:paragraph-rsid="001b8a82"/>
    </style:style>
    <style:style style:name="P11" style:family="paragraph" style:parent-style-name="isi_20_anak_20_pasal">
      <style:text-properties style:font-name="Times new roman" officeooo:paragraph-rsid="0033ff08"/>
    </style:style>
    <style:style style:name="P12" style:family="paragraph" style:parent-style-name="isi_20_anak_20_pasal">
      <style:text-properties style:font-name="Times new roman" fo:font-size="12pt" style:font-size-asian="12pt" style:font-size-complex="12pt"/>
    </style:style>
    <style:style style:name="P13" style:family="paragraph" style:parent-style-name="isi_20_anak_20_pasal">
      <style:text-properties officeooo:paragraph-rsid="002fa4fa"/>
    </style:style>
    <style:style style:name="P14" style:family="paragraph" style:parent-style-name="isi_20_anak_20_pasal">
      <style:text-properties officeooo:paragraph-rsid="0030e7f1"/>
    </style:style>
    <style:style style:name="P15" style:family="paragraph" style:parent-style-name="isi_20_anak_20_pasal">
      <style:text-properties officeooo:paragraph-rsid="0033c24f"/>
    </style:style>
    <style:style style:name="P16" style:family="paragraph" style:parent-style-name="isi_20_anak_20_pasal">
      <style:text-properties officeooo:paragraph-rsid="003cbe9a"/>
    </style:style>
    <style:style style:name="P17" style:family="paragraph" style:parent-style-name="isi_20_anak_20_pasal">
      <style:text-properties officeooo:paragraph-rsid="003cf74d"/>
    </style:style>
    <style:style style:name="P18" style:family="paragraph" style:parent-style-name="isi_20_anak_20_pasal">
      <style:text-properties officeooo:paragraph-rsid="00433bdb"/>
    </style:style>
    <style:style style:name="P19" style:family="paragraph" style:parent-style-name="isi_20_anak_20_pasal">
      <style:paragraph-properties fo:line-height="100%"/>
    </style:style>
    <style:style style:name="P20" style:family="paragraph" style:parent-style-name="isi_20_anak_20_pasal">
      <style:text-properties officeooo:paragraph-rsid="00614a9e"/>
    </style:style>
    <style:style style:name="P21" style:family="paragraph" style:parent-style-name="isi_20_anak_20_pasal">
      <style:text-properties officeooo:paragraph-rsid="006abe97"/>
    </style:style>
    <style:style style:name="P22" style:family="paragraph" style:parent-style-name="isi_20_anak_20_pasal">
      <style:text-properties officeooo:paragraph-rsid="006b2535"/>
    </style:style>
    <style:style style:name="P23" style:family="paragraph" style:parent-style-name="isi_20_anak_20_pasal">
      <style:text-properties officeooo:paragraph-rsid="0049eda6"/>
    </style:style>
    <style:style style:name="P24" style:family="paragraph" style:parent-style-name="isi_20_anak_20_pasal">
      <style:paragraph-properties fo:margin-left="1.649cm" fo:margin-right="0cm" fo:text-indent="0cm" style:auto-text-indent="false"/>
      <style:text-properties fo:color="#000000" officeooo:paragraph-rsid="00249d26"/>
    </style:style>
    <style:style style:name="P25" style:family="paragraph" style:parent-style-name="isi_20_anak_20_pasal">
      <style:paragraph-properties fo:margin-top="0.101cm" fo:margin-bottom="0.101cm" loext:contextual-spacing="false"/>
      <style:text-properties fo:color="#000000" officeooo:paragraph-rsid="001ad5ff"/>
    </style:style>
    <style:style style:name="P26" style:family="paragraph" style:parent-style-name="isi_20_anak_20_pasal" style:master-page-name="">
      <style:paragraph-properties fo:margin-top="0.101cm" fo:margin-bottom="0.101cm" loext:contextual-spacing="false" style:page-number="auto"/>
      <style:text-properties fo:color="#000000" officeooo:paragraph-rsid="00249d26"/>
    </style:style>
    <style:style style:name="P27" style:family="paragraph" style:parent-style-name="isi_20_anak_20_pasal">
      <style:paragraph-properties fo:margin-top="0.201cm" fo:margin-bottom="0.201cm" loext:contextual-spacing="false"/>
      <style:text-properties fo:color="#000000" officeooo:paragraph-rsid="002755a8"/>
    </style:style>
    <style:style style:name="P28" style:family="paragraph" style:parent-style-name="isi_20_anak_20_pasal">
      <style:paragraph-properties fo:margin-top="0.201cm" fo:margin-bottom="0.201cm" loext:contextual-spacing="false"/>
      <style:text-properties officeooo:paragraph-rsid="002fa4fa"/>
    </style:style>
    <style:style style:name="P29" style:family="paragraph" style:parent-style-name="isi_20_anak_20_pasal">
      <style:paragraph-properties fo:margin-top="0cm" fo:margin-bottom="0cm" loext:contextual-spacing="false" fo:line-height="100%"/>
      <style:text-properties fo:color="#000000"/>
    </style:style>
    <style:style style:name="P30" style:family="paragraph" style:parent-style-name="isi_20_anak_20_pasal">
      <style:paragraph-properties fo:margin-top="0cm" fo:margin-bottom="0cm" loext:contextual-spacing="false" fo:line-height="100%"/>
      <style:text-properties fo:color="#000000" officeooo:paragraph-rsid="002c4162"/>
    </style:style>
    <style:style style:name="P31" style:family="paragraph" style:parent-style-name="isi_20_anak_20_pasal">
      <style:paragraph-properties fo:margin-top="0cm" fo:margin-bottom="0cm" loext:contextual-spacing="false" fo:line-height="100%"/>
      <style:text-properties officeooo:paragraph-rsid="0096e3c9"/>
    </style:style>
    <style:style style:name="P32" style:family="paragraph" style:parent-style-name="isi_20_anak_20_pasal">
      <style:paragraph-properties fo:margin-top="0.101cm" fo:margin-bottom="0.201cm" loext:contextual-spacing="false"/>
      <style:text-properties fo:color="#000000" officeooo:paragraph-rsid="002c4162"/>
    </style:style>
    <style:style style:name="P33" style:family="paragraph" style:parent-style-name="isi_20_anak_20_pasal">
      <style:paragraph-properties fo:margin-top="0.101cm" fo:margin-bottom="0.201cm" loext:contextual-spacing="false"/>
      <style:text-properties officeooo:paragraph-rsid="0033c24f"/>
    </style:style>
    <style:style style:name="P34" style:family="paragraph" style:parent-style-name="isi_20_anak_20_pasal">
      <style:paragraph-properties fo:margin-top="0.302cm" fo:margin-bottom="0.402cm" loext:contextual-spacing="false"/>
      <style:text-properties fo:color="#000000" officeooo:paragraph-rsid="002c4162"/>
    </style:style>
    <style:style style:name="P35" style:family="paragraph" style:parent-style-name="isi_20_anak_20_pasal">
      <style:paragraph-properties fo:margin-top="0.302cm" fo:margin-bottom="0.402cm" loext:contextual-spacing="false"/>
      <style:text-properties officeooo:paragraph-rsid="0039e57c"/>
    </style:style>
    <style:style style:name="P36" style:family="paragraph" style:parent-style-name="isi_20_anak_20_pasal">
      <style:paragraph-properties fo:margin-top="0.402cm" fo:margin-bottom="0.503cm" loext:contextual-spacing="false"/>
      <style:text-properties fo:color="#000000" officeooo:paragraph-rsid="0029444c"/>
    </style:style>
    <style:style style:name="P37" style:family="paragraph" style:parent-style-name="isi_20_anak_20_pasal" style:master-page-name="">
      <loext:graphic-properties draw:fill="none"/>
      <style:paragraph-properties fo:margin-left="2.2cm" fo:margin-right="0cm" fo:margin-top="0cm" fo:margin-bottom="0.101cm" loext:contextual-spacing="false" fo:line-height="100%" fo:text-align="justify" style:justify-single-word="false" fo:text-indent="0.801cm" style:auto-text-indent="false" style:page-number="auto" fo:background-color="transparent">
        <style:tab-stops/>
      </style:paragraph-properties>
      <style:text-properties fo:color="#000000" officeooo:paragraph-rsid="002c4162"/>
    </style:style>
    <style:style style:name="P38" style:family="paragraph" style:parent-style-name="isi_20_anak_20_pasal" style:master-page-name="">
      <loext:graphic-properties draw:fill="none"/>
      <style:paragraph-properties fo:margin-left="2.2cm" fo:margin-right="0cm" fo:margin-top="0cm" fo:margin-bottom="0.101cm" loext:contextual-spacing="false" fo:line-height="100%" fo:text-align="justify" style:justify-single-word="false" fo:text-indent="0.801cm" style:auto-text-indent="false" style:page-number="auto" fo:background-color="transparent">
        <style:tab-stops/>
      </style:paragraph-properties>
      <style:text-properties officeooo:paragraph-rsid="003adf0b"/>
    </style:style>
    <style:style style:name="P39" style:family="paragraph" style:parent-style-name="isi_20_anak_20_pasal" style:master-page-name="">
      <loext:graphic-properties draw:fill="none"/>
      <style:paragraph-properties fo:margin-left="2.2cm" fo:margin-right="0cm" fo:margin-top="0cm" fo:margin-bottom="0.101cm" loext:contextual-spacing="false" fo:line-height="100%" fo:text-align="justify" style:justify-single-word="false" fo:text-indent="0.801cm" style:auto-text-indent="false" style:page-number="auto" fo:background-color="transparent">
        <style:tab-stops/>
      </style:paragraph-properties>
    </style:style>
    <style:style style:name="P40" style:family="paragraph" style:parent-style-name="isi_20_anak_20_pasal" style:master-page-name="">
      <loext:graphic-properties draw:fill="none"/>
      <style:paragraph-properties fo:margin-left="2.2cm" fo:margin-right="0cm" fo:margin-top="0cm" fo:margin-bottom="0.101cm" loext:contextual-spacing="false" fo:line-height="100%" fo:text-align="justify" style:justify-single-word="false" fo:text-indent="0.801cm" style:auto-text-indent="false" style:page-number="auto" fo:background-color="transparent">
        <style:tab-stops/>
      </style:paragraph-properties>
      <style:text-properties officeooo:paragraph-rsid="0039e57c"/>
    </style:style>
    <style:style style:name="P41" style:family="paragraph" style:parent-style-name="isi_20_anak_20_pasal" style:master-page-name="">
      <loext:graphic-properties draw:fill="none"/>
      <style:paragraph-properties fo:margin-left="2.2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text-properties officeooo:paragraph-rsid="004c386f"/>
    </style:style>
    <style:style style:name="P42" style:family="paragraph" style:parent-style-name="isi_20_anak_20_pasal" style:master-page-name="">
      <loext:graphic-properties draw:fill="none"/>
      <style:paragraph-properties fo:margin-left="2.2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style>
    <style:style style:name="P43" style:family="paragraph" style:parent-style-name="isi_20_anak_20_pasal" style:master-page-name="">
      <loext:graphic-properties draw:fill="none"/>
      <style:paragraph-properties fo:margin-left="2.2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text-properties officeooo:paragraph-rsid="0058718c"/>
    </style:style>
    <style:style style:name="P44" style:family="paragraph" style:parent-style-name="isi_20_anak_20_pasal" style:master-page-name="">
      <loext:graphic-properties draw:fill="none"/>
      <style:paragraph-properties fo:margin-left="2.2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text-properties officeooo:paragraph-rsid="00944f40"/>
    </style:style>
    <style:style style:name="P45" style:family="paragraph" style:parent-style-name="isi_20_anak_20_pasal">
      <loext:graphic-properties draw:fill="none"/>
      <style:paragraph-properties fo:margin-left="2.2cm" fo:margin-right="0cm" fo:margin-top="0cm" fo:margin-bottom="0.101cm" loext:contextual-spacing="false" fo:line-height="150%" fo:text-align="justify" style:justify-single-word="false" fo:text-indent="0.801cm" style:auto-text-indent="false" fo:background-color="transparent">
        <style:tab-stops/>
      </style:paragraph-properties>
    </style:style>
    <style:style style:name="P46" style:family="paragraph" style:parent-style-name="isi_20_anak_20_pasal" style:master-page-name="">
      <loext:graphic-properties draw:fill="none"/>
      <style:paragraph-properties fo:margin-left="2.2cm" fo:margin-right="0cm" fo:margin-top="0.101cm" fo:margin-bottom="0.201cm" loext:contextual-spacing="false" fo:line-height="150%" fo:text-align="justify" style:justify-single-word="false" fo:text-indent="0.801cm" style:auto-text-indent="false" style:page-number="auto" fo:background-color="transparent">
        <style:tab-stops/>
      </style:paragraph-properties>
      <style:text-properties officeooo:paragraph-rsid="0058dd1d"/>
    </style:style>
    <style:style style:name="P47" style:family="paragraph" style:parent-style-name="isi_20_anak_20_pasal" style:master-page-name="">
      <loext:graphic-properties draw:fill="none"/>
      <style:paragraph-properties fo:margin-left="2.2cm" fo:margin-right="0cm" fo:margin-top="0.101cm" fo:margin-bottom="0.201cm" loext:contextual-spacing="false" fo:line-height="100%" fo:text-align="justify" style:justify-single-word="false" fo:text-indent="0cm" style:auto-text-indent="false" style:page-number="auto" fo:background-color="transparent">
        <style:tab-stops/>
      </style:paragraph-properties>
      <style:text-properties fo:color="#000000" officeooo:paragraph-rsid="002755a8"/>
    </style:style>
    <style:style style:name="P48" style:family="paragraph" style:parent-style-name="isi_20_anak_20_pasal" style:master-page-name="">
      <loext:graphic-properties draw:fill="none"/>
      <style:paragraph-properties fo:margin-left="2cm" fo:margin-right="0cm" fo:margin-top="0.201cm" fo:margin-bottom="0.302cm" loext:contextual-spacing="false" fo:line-height="100%" fo:text-align="justify" style:justify-single-word="false" fo:text-indent="0.801cm" style:auto-text-indent="false" style:page-number="auto" fo:background-color="transparent">
        <style:tab-stops/>
      </style:paragraph-properties>
      <style:text-properties officeooo:paragraph-rsid="002fa4fa"/>
    </style:style>
    <style:style style:name="P49" style:family="paragraph" style:parent-style-name="isi_20_anak_20_pasal" style:master-page-name="">
      <loext:graphic-properties draw:fill="none"/>
      <style:paragraph-properties fo:margin-left="2cm" fo:margin-right="0cm" fo:margin-top="0.201cm" fo:margin-bottom="0.302cm" loext:contextual-spacing="false" fo:line-height="150%" fo:text-align="justify" style:justify-single-word="false" fo:text-indent="0.801cm" style:auto-text-indent="false" style:page-number="auto" fo:background-color="transparent">
        <style:tab-stops/>
      </style:paragraph-properties>
      <style:text-properties officeooo:paragraph-rsid="00498169"/>
    </style:style>
    <style:style style:name="P50" style:family="paragraph" style:parent-style-name="isi_20_anak_20_pasal" style:master-page-name="">
      <loext:graphic-properties draw:fill="none"/>
      <style:paragraph-properties fo:margin-left="2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text-properties officeooo:paragraph-rsid="006c55bb"/>
    </style:style>
    <style:style style:name="P51" style:family="paragraph" style:parent-style-name="isi_20_anak_20_pasal" style:master-page-name="">
      <loext:graphic-properties draw:fill="none"/>
      <style:paragraph-properties fo:margin-left="2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text-properties officeooo:paragraph-rsid="003adf0b"/>
    </style:style>
    <style:style style:name="P52" style:family="paragraph" style:parent-style-name="isi_20_anak_20_pasal" style:master-page-name="">
      <loext:graphic-properties draw:fill="none"/>
      <style:paragraph-properties fo:margin-left="2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text-properties fo:font-size="12pt" officeooo:paragraph-rsid="006db5db" style:font-size-asian="12pt" style:font-size-complex="12pt"/>
    </style:style>
    <style:style style:name="P53" style:family="paragraph" style:parent-style-name="Text_20_body">
      <loext:graphic-properties draw:fill="none"/>
      <style:paragraph-properties fo:margin-left="2cm" fo:margin-right="0cm" fo:margin-top="0cm" fo:margin-bottom="0.101cm" loext:contextual-spacing="false" fo:line-height="100%" fo:text-align="justify" style:justify-single-word="false" fo:text-indent="0.801cm" style:auto-text-indent="false" fo:background-color="transparent">
        <style:tab-stops/>
      </style:paragraph-properties>
      <style:text-properties fo:font-size="12pt" officeooo:paragraph-rsid="006db5db" style:font-size-asian="12pt" style:font-size-complex="12pt"/>
    </style:style>
    <style:style style:name="P54" style:family="paragraph" style:parent-style-name="Title">
      <loext:graphic-properties draw:fill="none"/>
      <style:paragraph-properties fo:margin-left="2cm" fo:margin-right="0cm" fo:margin-top="0cm" fo:margin-bottom="0.101cm" loext:contextual-spacing="false" fo:line-height="100%" fo:text-align="justify" style:justify-single-word="false" fo:text-indent="0.801cm" style:auto-text-indent="false" fo:background-color="transparent">
        <style:tab-stops/>
      </style:paragraph-properties>
      <style:text-properties fo:font-size="12pt" officeooo:paragraph-rsid="006db5db" style:font-size-asian="12pt" style:font-size-complex="12pt"/>
    </style:style>
    <style:style style:name="P55" style:family="paragraph" style:parent-style-name="isi_20_anak_20_pasal" style:master-page-name="">
      <loext:graphic-properties draw:fill="none"/>
      <style:paragraph-properties fo:margin-left="2.101cm" fo:margin-right="0cm" fo:margin-top="0.101cm" fo:margin-bottom="0.201cm" loext:contextual-spacing="false" fo:line-height="100%" fo:text-align="justify" style:justify-single-word="false" fo:text-indent="0.801cm" style:auto-text-indent="false" style:page-number="auto" fo:background-color="transparent">
        <style:tab-stops/>
      </style:paragraph-properties>
      <style:text-properties officeooo:paragraph-rsid="002fa4fa"/>
    </style:style>
    <style:style style:name="P56" style:family="paragraph" style:parent-style-name="isi_20_anak_20_pasal" style:master-page-name="">
      <loext:graphic-properties draw:fill="none"/>
      <style:paragraph-properties fo:margin-left="2.101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style>
    <style:style style:name="P57" style:family="paragraph" style:parent-style-name="isi_20_anak_20_pasal" style:master-page-name="">
      <loext:graphic-properties draw:fill="none"/>
      <style:paragraph-properties fo:margin-left="2.101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text-properties style:font-name="Times new roman" fo:font-size="12pt" style:font-size-asian="12pt" style:font-size-complex="12pt"/>
    </style:style>
    <style:style style:name="P58" style:family="paragraph" style:parent-style-name="isi_20_anak_20_pasal">
      <loext:graphic-properties draw:fill="none"/>
      <style:paragraph-properties fo:margin-left="2.101cm" fo:margin-right="0cm" fo:margin-top="0.201cm" fo:margin-bottom="0.302cm" loext:contextual-spacing="false" fo:line-height="100%" fo:text-align="justify" style:justify-single-word="false" fo:text-indent="0.801cm" style:auto-text-indent="false" fo:background-color="transparent">
        <style:tab-stops/>
      </style:paragraph-properties>
      <style:text-properties officeooo:paragraph-rsid="006baa96"/>
    </style:style>
    <style:style style:name="P59" style:family="paragraph" style:parent-style-name="isi_20_anak_20_pasal">
      <style:paragraph-properties fo:margin-left="0cm" fo:margin-right="0cm" fo:line-height="100%" fo:text-indent="0cm" style:auto-text-indent="false"/>
      <style:text-properties style:font-name="Times New Roman"/>
    </style:style>
    <style:style style:name="P60" style:family="paragraph" style:parent-style-name="isi_20_anak_20_pasal" style:master-page-name="">
      <loext:graphic-properties draw:fill="none"/>
      <style:paragraph-properties fo:margin-left="2.3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style>
    <style:style style:name="P61" style:family="paragraph" style:parent-style-name="Standard">
      <style:paragraph-properties fo:line-height="100%" fo:text-align="center" style:justify-single-word="false"/>
      <style:text-properties fo:color="#000000" style:font-name="Times New Roman2" fo:font-weight="bold" officeooo:rsid="0010ee3e" officeooo:paragraph-rsid="0010ee3e" style:font-weight-asian="bold" style:font-weight-complex="bold"/>
    </style:style>
    <style:style style:name="P62" style:family="paragraph" style:parent-style-name="Standard">
      <style:paragraph-properties fo:line-height="150%" fo:text-align="center" style:justify-single-word="false"/>
      <style:text-properties fo:color="#000000" style:font-name="Times New Roman2" fo:font-weight="bold" officeooo:rsid="0010ee3e" officeooo:paragraph-rsid="0010ee3e" style:font-weight-asian="bold" style:font-weight-complex="bold"/>
    </style:style>
    <style:style style:name="P63" style:family="paragraph" style:parent-style-name="isi_20_anak_20_pasal" style:master-page-name="">
      <loext:graphic-properties draw:fill="none"/>
      <style:paragraph-properties fo:margin-left="2.2cm" fo:margin-right="0cm" fo:margin-top="0cm" fo:margin-bottom="0.101cm" loext:contextual-spacing="false" fo:line-height="150%" fo:text-align="justify" style:justify-single-word="false" fo:text-indent="0.6cm" style:auto-text-indent="false" style:page-number="auto" fo:background-color="transparent">
        <style:tab-stops/>
      </style:paragraph-properties>
      <style:text-properties officeooo:paragraph-rsid="0062e422"/>
    </style:style>
    <style:style style:name="P64" style:family="paragraph" style:parent-style-name="isi_20_anak_20_pasal">
      <style:paragraph-properties fo:margin-top="0.201cm" fo:margin-bottom="0.302cm" loext:contextual-spacing="false"/>
      <style:text-properties officeooo:paragraph-rsid="003cbe9a"/>
    </style:style>
    <style:style style:name="P65" style:family="paragraph" style:parent-style-name="Footer" style:master-page-name="First_20_Page">
      <style:paragraph-properties fo:text-align="center" style:justify-single-word="false" style:page-number="auto"/>
      <style:text-properties style:font-name="Times New Roman"/>
    </style:style>
    <style:style style:name="P66" style:family="paragraph" style:parent-style-name="Standard" style:master-page-name="First_20_Page">
      <style:paragraph-properties fo:line-height="150%" fo:text-align="center" style:justify-single-word="false" style:page-number="6">
        <style:tab-stops>
          <style:tab-stop style:position="6.906cm"/>
        </style:tab-stops>
      </style:paragraph-properties>
      <style:text-properties fo:color="#000000" style:font-name="Times New Roman2" fo:font-weight="bold" officeooo:rsid="0010ee3e" officeooo:paragraph-rsid="0010ee3e" style:font-weight-asian="bold" style:font-weight-complex="bold"/>
    </style:style>
    <style:style style:name="P67" style:family="paragraph" style:parent-style-name="Standard" style:list-style-name="L1" style:master-page-name="">
      <loext:graphic-properties draw:fill="none"/>
      <style:paragraph-properties fo:margin-left="0.801cm" fo:margin-right="0cm" fo:line-height="150%" fo:text-indent="-0.7cm" style:auto-text-indent="false" style:page-number="auto" fo:background-color="transparent">
        <style:tab-stops>
          <style:tab-stop style:position="0.212cm"/>
        </style:tab-stops>
      </style:paragraph-properties>
      <style:text-properties fo:color="#000000" style:font-name="Times New Roman2" fo:font-weight="bold" officeooo:rsid="00137d43" officeooo:paragraph-rsid="0014bee9" style:font-weight-asian="bold" style:font-weight-complex="bold"/>
    </style:style>
    <style:style style:name="P68" style:family="paragraph" style:parent-style-name="Standard" style:list-style-name="L1">
      <loext:graphic-properties draw:fill="none"/>
      <style:paragraph-properties fo:margin-left="0.801cm" fo:margin-right="0cm" fo:margin-top="0.101cm" fo:margin-bottom="0.101cm" loext:contextual-spacing="false" fo:line-height="150%" fo:text-align="justify" style:justify-single-word="false" fo:text-indent="-0.7cm" style:auto-text-indent="false" fo:background-color="transparent">
        <style:tab-stops>
          <style:tab-stop style:position="0.212cm"/>
        </style:tab-stops>
      </style:paragraph-properties>
      <style:text-properties fo:color="#000000" style:font-name="Times New Roman2" fo:font-weight="normal" officeooo:rsid="0014bee9" officeooo:paragraph-rsid="0014bee9" style:font-weight-asian="normal" style:font-weight-complex="normal"/>
    </style:style>
    <style:style style:name="P69" style:family="paragraph" style:parent-style-name="Standard" style:list-style-name="L1">
      <loext:graphic-properties draw:fill="none"/>
      <style:paragraph-properties fo:margin-left="0.801cm" fo:margin-right="0cm" fo:margin-top="0.101cm" fo:margin-bottom="0.101cm" loext:contextual-spacing="false" fo:line-height="150%" fo:text-indent="-0.7cm" style:auto-text-indent="false" fo:background-color="transparent">
        <style:tab-stops>
          <style:tab-stop style:position="0.212cm"/>
        </style:tab-stops>
      </style:paragraph-properties>
      <style:text-properties fo:color="#000000" style:font-name="Times New Roman2" fo:font-weight="bold" officeooo:rsid="00137d43" officeooo:paragraph-rsid="00137d43" style:font-weight-asian="bold" style:font-weight-complex="bold"/>
    </style:style>
    <style:style style:name="P70" style:family="paragraph" style:parent-style-name="Standard" style:list-style-name="L6" style:master-page-name="">
      <loext:graphic-properties draw:fill="none"/>
      <style:paragraph-properties fo:margin-left="1.499cm" fo:margin-right="0cm" fo:margin-top="0.101cm" fo:margin-bottom="0.101cm" loext:contextual-spacing="false" fo:line-height="150%" fo:text-align="justify" style:justify-single-word="false" fo:text-indent="-0.6cm" style:auto-text-indent="false" style:page-number="auto" fo:background-color="transparent">
        <style:tab-stops/>
      </style:paragraph-properties>
      <style:text-properties officeooo:paragraph-rsid="00945396"/>
    </style:style>
    <style:style style:name="P71" style:family="paragraph" style:parent-style-name="Standard" style:list-style-name="L6">
      <loext:graphic-properties draw:fill="none"/>
      <style:paragraph-properties fo:margin-left="1.499cm" fo:margin-right="0cm" fo:margin-top="0.101cm" fo:margin-bottom="0.101cm" loext:contextual-spacing="false" fo:line-height="150%" fo:text-align="justify" style:justify-single-word="false" fo:text-indent="-0.6cm" style:auto-text-indent="false" fo:background-color="transparent">
        <style:tab-stops/>
      </style:paragraph-properties>
      <style:text-properties officeooo:paragraph-rsid="00945396"/>
    </style:style>
    <style:style style:name="P72" style:family="paragraph" style:parent-style-name="anak_20_pasal_20_A" style:list-style-name="Numbering_20_123" style:master-page-name="">
      <loext:graphic-properties draw:fill="none"/>
      <style:paragraph-properties fo:margin-left="0.499cm" fo:margin-right="0cm" fo:margin-top="0.201cm" fo:margin-bottom="0.201cm" loext:contextual-spacing="false" fo:line-height="150%" fo:text-align="justify" style:justify-single-word="false" fo:text-indent="0.3cm" style:auto-text-indent="false" style:page-number="auto" fo:background-color="transparent">
        <style:tab-stops/>
      </style:paragraph-properties>
      <style:text-properties fo:color="#000000" officeooo:paragraph-rsid="001ad5ff"/>
    </style:style>
    <style:style style:name="P73" style:family="paragraph" style:parent-style-name="anak_20_pasal_20_A" style:list-style-name="Numbering_20_123">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fo:color="#000000" officeooo:paragraph-rsid="001ad5ff"/>
    </style:style>
    <style:style style:name="P74" style:family="paragraph" style:parent-style-name="anak_20_pasal_20_A" style:list-style-name="">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fo:color="#000000" officeooo:rsid="001838a5" officeooo:paragraph-rsid="002fc243"/>
    </style:style>
    <style:style style:name="P75" style:family="paragraph" style:parent-style-name="anak_20_pasal_20_A" style:list-style-name="Numbering_20_123">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fo:color="#000000" officeooo:rsid="001838a5" officeooo:paragraph-rsid="002fc243"/>
    </style:style>
    <style:style style:name="P76" style:family="paragraph" style:parent-style-name="anak_20_pasal_20_A" style:list-style-name="Numbering_20_123">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fo:color="#000000" style:font-name="Times New Roman1" fo:font-weight="bold" officeooo:rsid="0044c036" officeooo:paragraph-rsid="0033ff08"/>
    </style:style>
    <style:style style:name="P77" style:family="paragraph" style:parent-style-name="anak_20_pasal_20_A" style:list-style-name="Numbering_20_123">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fo:color="#000000" officeooo:rsid="0033ff08" officeooo:paragraph-rsid="00432e19"/>
    </style:style>
    <style:style style:name="P78" style:family="paragraph" style:parent-style-name="anak_20_pasal_20_A" style:list-style-name="Numbering_20_123">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fo:color="#000000" officeooo:rsid="00249d26" officeooo:paragraph-rsid="0033ff08"/>
    </style:style>
    <style:style style:name="P79" style:family="paragraph" style:parent-style-name="anak_20_pasal_20_A" style:list-style-name="Numbering_20_123">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fo:color="#000000" officeooo:rsid="00249d26" officeooo:paragraph-rsid="00249d26"/>
    </style:style>
    <style:style style:name="P80" style:family="paragraph" style:parent-style-name="anak_20_pasal_20_A" style:list-style-name="Numbering_20_123">
      <loext:graphic-properties draw:fill="none"/>
      <style:paragraph-properties fo:margin-left="0.499cm" fo:margin-right="0cm" fo:margin-top="0.201cm" fo:margin-bottom="0.201cm" loext:contextual-spacing="false" fo:line-height="150%" fo:text-align="justify" style:justify-single-word="false" fo:text-indent="0.3cm" style:auto-text-indent="false" fo:background-color="transparent">
        <style:tab-stops/>
      </style:paragraph-properties>
      <style:text-properties officeooo:paragraph-rsid="0033ff08"/>
    </style:style>
    <style:style style:name="P81" style:family="paragraph" style:parent-style-name="anak_20_pasal_20_A" style:list-style-name="Numbering_20_123">
      <loext:graphic-properties draw:fill="none"/>
      <style:paragraph-properties fo:margin-left="0.499cm" fo:margin-right="0cm" fo:margin-top="0.101cm" fo:margin-bottom="0.101cm" loext:contextual-spacing="false" fo:line-height="150%" fo:text-align="justify" style:justify-single-word="false" fo:text-indent="0.3cm" style:auto-text-indent="false" fo:background-color="transparent">
        <style:tab-stops/>
      </style:paragraph-properties>
      <style:text-properties fo:color="#000000" officeooo:rsid="00164962" officeooo:paragraph-rsid="001ad5ff"/>
    </style:style>
    <style:style style:name="P82" style:family="paragraph" style:parent-style-name="anak_20_pasal_20_A" style:list-style-name="Numbering_20_123">
      <loext:graphic-properties draw:fill="none"/>
      <style:paragraph-properties fo:margin-left="0.499cm" fo:margin-right="0cm" fo:margin-top="0.302cm" fo:margin-bottom="0.302cm" loext:contextual-spacing="false" fo:line-height="150%" fo:text-align="justify" style:justify-single-word="false" fo:text-indent="0.3cm" style:auto-text-indent="false" fo:background-color="transparent">
        <style:tab-stops/>
      </style:paragraph-properties>
      <style:text-properties fo:color="#000000" officeooo:paragraph-rsid="001ad5ff"/>
    </style:style>
    <style:style style:name="P83" style:family="paragraph" style:parent-style-name="anak_20_pasal_20_A" style:list-style-name="Numbering_20_123">
      <loext:graphic-properties draw:fill="none"/>
      <style:paragraph-properties fo:margin-left="0.499cm" fo:margin-right="0cm" fo:margin-top="0cm" fo:margin-bottom="0cm" loext:contextual-spacing="false" fo:line-height="150%" fo:text-align="justify" style:justify-single-word="false" fo:text-indent="0.3cm" style:auto-text-indent="false" fo:background-color="transparent">
        <style:tab-stops/>
      </style:paragraph-properties>
      <style:text-properties fo:color="#000000" officeooo:rsid="00249d26" officeooo:paragraph-rsid="00249d26"/>
    </style:style>
    <style:style style:name="P84" style:family="paragraph" style:parent-style-name="anak_20_pasal_20_A" style:list-style-name="Numbering_20_123" style:master-page-name="">
      <loext:graphic-properties draw:fill="none"/>
      <style:paragraph-properties fo:margin-left="1cm" fo:margin-right="0cm" fo:margin-top="0cm" fo:margin-bottom="0cm" loext:contextual-spacing="false" fo:line-height="150%" fo:text-align="justify" style:justify-single-word="false" fo:text-indent="0.7cm" style:auto-text-indent="false" style:page-number="auto" fo:background-color="transparent">
        <style:tab-stops/>
      </style:paragraph-properties>
      <style:text-properties fo:color="#000000" officeooo:rsid="0044c036" officeooo:paragraph-rsid="0044c036"/>
    </style:style>
    <style:style style:name="P85" style:family="paragraph" style:parent-style-name="anak_20_pasal_20_A" style:list-style-name="Numbering_20_123">
      <loext:graphic-properties draw:fill="none"/>
      <style:paragraph-properties fo:margin-left="1cm" fo:margin-right="0cm" fo:margin-top="0.201cm" fo:margin-bottom="0.201cm" loext:contextual-spacing="false" fo:line-height="150%" fo:text-align="justify" style:justify-single-word="false" fo:text-indent="0.7cm" style:auto-text-indent="false" fo:background-color="transparent">
        <style:tab-stops/>
      </style:paragraph-properties>
      <style:text-properties fo:color="#000000" officeooo:rsid="0044c036" officeooo:paragraph-rsid="0044c036"/>
    </style:style>
    <style:style style:name="P86" style:family="paragraph" style:parent-style-name="anak_20_pasal_20_A" style:list-style-name="Numbering_20_123">
      <loext:graphic-properties draw:fill="none"/>
      <style:paragraph-properties fo:margin-left="1cm" fo:margin-right="0cm" fo:margin-top="0.201cm" fo:margin-bottom="0.201cm" loext:contextual-spacing="false" fo:line-height="150%" fo:text-align="justify" style:justify-single-word="false" fo:text-indent="0.7cm" style:auto-text-indent="false" fo:background-color="transparent">
        <style:tab-stops/>
      </style:paragraph-properties>
      <style:text-properties fo:color="#000000" officeooo:rsid="0044c036" officeooo:paragraph-rsid="0045210d"/>
    </style:style>
    <style:style style:name="P87" style:family="paragraph" style:parent-style-name="anak_20_pasal_20_A" style:list-style-name="Numbering_20_123">
      <loext:graphic-properties draw:fill="none"/>
      <style:paragraph-properties fo:margin-left="1cm" fo:margin-right="0cm" fo:margin-top="0.201cm" fo:margin-bottom="0.201cm" loext:contextual-spacing="false" fo:line-height="150%" fo:text-align="justify" style:justify-single-word="false" fo:text-indent="0.7cm" style:auto-text-indent="false" fo:background-color="transparent">
        <style:tab-stops/>
      </style:paragraph-properties>
      <style:text-properties officeooo:paragraph-rsid="0044c036"/>
    </style:style>
    <style:style style:name="P88" style:family="paragraph" style:parent-style-name="anak_20_pasal_20_A" style:list-style-name="Numbering_20_123" style:master-page-name="">
      <loext:graphic-properties draw:fill="none"/>
      <style:paragraph-properties fo:margin-left="1.101cm" fo:margin-right="0cm" fo:margin-top="0.201cm" fo:margin-bottom="0.201cm" loext:contextual-spacing="false" fo:line-height="150%" fo:text-align="justify" style:justify-single-word="false" fo:text-indent="0.4cm" style:auto-text-indent="false" style:page-number="auto" fo:background-color="transparent">
        <style:tab-stops/>
      </style:paragraph-properties>
      <style:text-properties fo:color="#000000" officeooo:rsid="0044c036" officeooo:paragraph-rsid="0045210d"/>
    </style:style>
    <style:style style:name="P89" style:family="paragraph" style:parent-style-name="anak_20_pasal_20_A" style:list-style-name="Numbering_20_123" style:master-page-name="">
      <loext:graphic-properties draw:fill="none"/>
      <style:paragraph-properties fo:margin-left="1.101cm" fo:margin-right="0cm" fo:margin-top="0.201cm" fo:margin-bottom="0.201cm" loext:contextual-spacing="false" fo:line-height="150%" fo:text-align="justify" style:justify-single-word="false" fo:text-indent="0.499cm" style:auto-text-indent="false" style:page-number="auto" fo:background-color="transparent">
        <style:tab-stops/>
      </style:paragraph-properties>
      <style:text-properties officeooo:paragraph-rsid="0045210d"/>
    </style:style>
    <style:style style:name="P90" style:family="paragraph" style:parent-style-name="anak_20_pasal_20_A" style:list-style-name="Numbering_20_123" style:master-page-name="">
      <loext:graphic-properties draw:fill="none"/>
      <style:paragraph-properties fo:margin-left="2.101cm" fo:margin-right="0cm" fo:margin-top="0.201cm" fo:margin-bottom="0.201cm" loext:contextual-spacing="false" fo:line-height="150%" fo:text-align="justify" style:justify-single-word="false" fo:text-indent="-0.6cm" style:auto-text-indent="false" style:page-number="auto" fo:background-color="transparent">
        <style:tab-stops>
          <style:tab-stop style:position="0.289cm"/>
          <style:tab-stop style:position="0.482cm"/>
        </style:tab-stops>
      </style:paragraph-properties>
      <style:text-properties fo:color="#000000" officeooo:rsid="0044c036" officeooo:paragraph-rsid="0045210d"/>
    </style:style>
    <style:style style:name="P91" style:family="paragraph" style:parent-style-name="anak_20_pasal_20_A" style:list-style-name="Numbering_20_123" style:master-page-name="">
      <loext:graphic-properties draw:fill="none"/>
      <style:paragraph-properties fo:margin-left="-0.199cm" fo:margin-right="0cm" fo:margin-top="0.201cm" fo:margin-bottom="0.201cm" loext:contextual-spacing="false" fo:line-height="150%" fo:text-align="justify" style:justify-single-word="false" fo:text-indent="1.6cm" style:auto-text-indent="false" style:page-number="auto" fo:background-color="transparent">
        <style:tab-stops/>
      </style:paragraph-properties>
      <style:text-properties fo:color="#000000" officeooo:rsid="0044c036" officeooo:paragraph-rsid="0045210d"/>
    </style:style>
    <style:style style:name="P92" style:family="paragraph" style:parent-style-name="anak_20_pasal_20_A" style:list-style-name="Numbering_20_123" style:master-page-name="">
      <loext:graphic-properties draw:fill="none"/>
      <style:paragraph-properties fo:margin-left="0.101cm" fo:margin-right="0cm" fo:margin-top="0.201cm" fo:margin-bottom="0.201cm" loext:contextual-spacing="false" fo:line-height="150%" fo:text-align="justify" style:justify-single-word="false" fo:text-indent="1.401cm" style:auto-text-indent="false" style:page-number="auto" fo:background-color="transparent">
        <style:tab-stops/>
      </style:paragraph-properties>
      <style:text-properties fo:color="#000000" officeooo:rsid="0044c036" officeooo:paragraph-rsid="0045210d"/>
    </style:style>
    <style:style style:name="P93" style:family="paragraph" style:parent-style-name="anak_20_pasal_20_A" style:list-style-name="Numbering_20_123" style:master-page-name="">
      <loext:graphic-properties draw:fill="none"/>
      <style:paragraph-properties fo:margin-left="1.199cm" fo:margin-right="0cm" fo:margin-top="0.101cm" fo:margin-bottom="0.201cm" loext:contextual-spacing="false" fo:line-height="150%" fo:text-align="justify" style:justify-single-word="false" fo:text-indent="0.499cm" style:auto-text-indent="false" style:page-number="auto" fo:background-color="transparent">
        <style:tab-stops/>
      </style:paragraph-properties>
    </style:style>
    <style:style style:name="P94" style:family="paragraph" style:parent-style-name="anak_20_pasal_20_A" style:list-style-name="Numbering_20_123" style:master-page-name="">
      <loext:graphic-properties draw:fill="none"/>
      <style:paragraph-properties fo:margin-left="1.199cm" fo:margin-right="0cm" fo:margin-top="0cm" fo:margin-bottom="0.101cm" loext:contextual-spacing="false" fo:line-height="150%" fo:text-align="justify" style:justify-single-word="false" fo:text-indent="0.4cm" style:auto-text-indent="false" style:page-number="auto" fo:background-color="transparent">
        <style:tab-stops>
          <style:tab-stop style:position="0cm"/>
        </style:tab-stops>
      </style:paragraph-properties>
      <style:text-properties officeooo:paragraph-rsid="006b2535"/>
    </style:style>
    <style:style style:name="P95" style:family="paragraph" style:parent-style-name="anak_20_pasal_20_A" style:list-style-name="Numbering_20_123" style:master-page-name="">
      <loext:graphic-properties draw:fill="none"/>
      <style:paragraph-properties fo:margin-left="1.3cm" fo:margin-right="0cm" fo:margin-top="0.101cm" fo:margin-bottom="0.201cm" loext:contextual-spacing="false" fo:line-height="150%" fo:text-align="justify" style:justify-single-word="false" fo:text-indent="0.3cm" style:auto-text-indent="false" style:page-number="auto" fo:background-color="transparent">
        <style:tab-stops/>
      </style:paragraph-properties>
      <style:text-properties officeooo:rsid="006c55bb" officeooo:paragraph-rsid="006c55bb"/>
    </style:style>
    <style:style style:name="P96" style:family="paragraph" style:parent-style-name="isi_20_anak_20_pasal" style:list-style-name="L2" style:master-page-name="">
      <loext:graphic-properties draw:fill="none"/>
      <style:paragraph-properties fo:margin-left="2.499cm" fo:margin-right="0cm" fo:margin-top="0cm" fo:margin-bottom="0.101cm" loext:contextual-spacing="false" fo:line-height="150%" fo:text-align="justify" style:justify-single-word="false" fo:text-indent="-0.801cm" style:auto-text-indent="false" style:page-number="auto" fo:background-color="transparent">
        <style:tab-stops/>
      </style:paragraph-properties>
      <style:text-properties officeooo:paragraph-rsid="0033c24f"/>
    </style:style>
    <style:style style:name="P97" style:family="paragraph" style:parent-style-name="isi_20_anak_20_pasal" style:list-style-name="L2" style:master-page-name="">
      <loext:graphic-properties draw:fill="none"/>
      <style:paragraph-properties fo:margin-left="2.499cm" fo:margin-right="0cm" fo:margin-top="0cm" fo:margin-bottom="0.101cm" loext:contextual-spacing="false" fo:line-height="150%" fo:text-align="justify" style:justify-single-word="false" fo:text-indent="-0.7cm" style:auto-text-indent="false" style:page-number="auto" fo:background-color="transparent">
        <style:tab-stops/>
      </style:paragraph-properties>
      <style:text-properties officeooo:paragraph-rsid="0033c24f"/>
    </style:style>
    <style:style style:name="P98" style:family="paragraph" style:parent-style-name="isi_20_anak_20_pasal" style:list-style-name="L3" style:master-page-name="">
      <loext:graphic-properties draw:fill="none"/>
      <style:paragraph-properties fo:margin-left="2.799cm" fo:margin-right="0cm" fo:margin-top="0cm" fo:margin-bottom="0.101cm" loext:contextual-spacing="false" fo:line-height="150%" fo:text-align="justify" style:justify-single-word="false" fo:text-indent="-0.7cm" style:auto-text-indent="false" style:page-number="auto" fo:background-color="transparent">
        <style:tab-stops/>
      </style:paragraph-properties>
      <style:text-properties officeooo:paragraph-rsid="0030e7f1"/>
    </style:style>
    <style:style style:name="P99" style:family="paragraph" style:parent-style-name="isi_20_anak_20_pasal" style:list-style-name="L3">
      <loext:graphic-properties draw:fill="none"/>
      <style:paragraph-properties fo:margin-left="2.799cm" fo:margin-right="0cm" fo:margin-top="0cm" fo:margin-bottom="0.101cm" loext:contextual-spacing="false" fo:line-height="150%" fo:text-align="justify" style:justify-single-word="false" fo:text-indent="-0.7cm" style:auto-text-indent="false" fo:background-color="transparent">
        <style:tab-stops/>
      </style:paragraph-properties>
      <style:text-properties officeooo:paragraph-rsid="00324d8d"/>
    </style:style>
    <style:style style:name="P100" style:family="paragraph" style:parent-style-name="isi_20_anak_20_pasal" style:list-style-name="L4" style:master-page-name="">
      <loext:graphic-properties draw:fill="none"/>
      <style:paragraph-properties fo:margin-left="2.2cm" fo:margin-right="0cm" fo:margin-top="0cm" fo:margin-bottom="0.101cm" loext:contextual-spacing="false" fo:line-height="150%" fo:text-align="justify" style:justify-single-word="false" fo:text-indent="-0.499cm" style:auto-text-indent="false" style:page-number="auto" fo:background-color="transparent">
        <style:tab-stops>
          <style:tab-stop style:position="0.596cm"/>
        </style:tab-stops>
      </style:paragraph-properties>
      <style:text-properties officeooo:paragraph-rsid="0062e422"/>
    </style:style>
    <style:style style:name="P101" style:family="paragraph" style:parent-style-name="isi_20_anak_20_pasal" style:list-style-name="L4">
      <loext:graphic-properties draw:fill="none"/>
      <style:paragraph-properties fo:margin-left="2.2cm" fo:margin-right="0cm" fo:margin-top="0.101cm" fo:margin-bottom="0.201cm" loext:contextual-spacing="false" fo:line-height="150%" fo:text-align="justify" style:justify-single-word="false" fo:text-indent="-0.499cm" style:auto-text-indent="false" fo:background-color="transparent">
        <style:tab-stops>
          <style:tab-stop style:position="0.596cm"/>
        </style:tab-stops>
      </style:paragraph-properties>
      <style:text-properties officeooo:paragraph-rsid="0062e422"/>
    </style:style>
    <style:style style:name="P102" style:family="paragraph" style:parent-style-name="isi_20_anak_20_pasal" style:list-style-name="L5" style:master-page-name="">
      <loext:graphic-properties draw:fill="none"/>
      <style:paragraph-properties fo:margin-left="1.3cm" fo:margin-right="0cm" fo:margin-top="0cm" fo:margin-bottom="0cm" loext:contextual-spacing="false" fo:line-height="100%" fo:text-align="justify" style:justify-single-word="false" fo:text-indent="1.101cm" style:auto-text-indent="false" style:page-number="auto" fo:background-color="transparent">
        <style:tab-stops/>
      </style:paragraph-properties>
      <style:text-properties officeooo:rsid="0062e422" officeooo:paragraph-rsid="0062e422"/>
    </style:style>
    <style:style style:name="P103" style:family="paragraph" style:parent-style-name="sub_20_judul_20_isi" style:list-style-name="L1" style:master-page-name="">
      <loext:graphic-properties draw:fill="none"/>
      <style:paragraph-properties fo:margin-left="0.801cm" fo:margin-right="0cm" fo:margin-top="0cm" fo:margin-bottom="0.247cm" loext:contextual-spacing="false" fo:line-height="150%" fo:text-align="justify" style:justify-single-word="false" fo:text-indent="0.3cm" style:auto-text-indent="false" style:page-number="auto" fo:background-color="transparent">
        <style:tab-stops>
          <style:tab-stop style:position="0.212cm"/>
        </style:tab-stops>
      </style:paragraph-properties>
      <style:text-properties fo:color="#000000" style:font-name="Times New Roman" fo:font-size="12pt" fo:font-weight="normal" officeooo:rsid="00474f1c" officeooo:paragraph-rsid="00164962" style:font-size-asian="12pt" style:font-weight-asian="normal" style:font-size-complex="12pt" style:font-weight-complex="normal"/>
    </style:style>
    <style:style style:name="T1" style:family="text">
      <style:text-properties officeooo:rsid="0019c053"/>
    </style:style>
    <style:style style:name="T2" style:family="text">
      <style:text-properties officeooo:rsid="001ad5ff"/>
    </style:style>
    <style:style style:name="T3" style:family="text">
      <style:text-properties officeooo:rsid="001b2cbd"/>
    </style:style>
    <style:style style:name="T4" style:family="text">
      <style:text-properties officeooo:rsid="0021b4f2"/>
    </style:style>
    <style:style style:name="T5" style:family="text">
      <style:text-properties officeooo:rsid="0021b64a"/>
    </style:style>
    <style:style style:name="T6" style:family="text">
      <style:text-properties officeooo:rsid="00238366"/>
    </style:style>
    <style:style style:name="T7" style:family="text">
      <style:text-properties officeooo:rsid="00249d26"/>
    </style:style>
    <style:style style:name="T8" style:family="text">
      <style:text-properties style:font-name="Times New Roman1" fo:font-weight="normal" officeooo:rsid="00249d26"/>
    </style:style>
    <style:style style:name="T9" style:family="text">
      <style:text-properties style:font-name="Times New Roman1" fo:font-weight="normal" officeooo:rsid="0033c24f"/>
    </style:style>
    <style:style style:name="T10" style:family="text">
      <style:text-properties style:font-name="Times New Roman1" fo:font-weight="normal" officeooo:rsid="004e9aaa"/>
    </style:style>
    <style:style style:name="T11" style:family="text">
      <style:text-properties style:font-name="Times New Roman1" fo:font-weight="normal" officeooo:rsid="007bbe5b"/>
    </style:style>
    <style:style style:name="T12" style:family="text">
      <style:text-properties style:font-name="Times New Roman1" fo:font-weight="normal" officeooo:rsid="007d8980"/>
    </style:style>
    <style:style style:name="T13" style:family="text">
      <style:text-properties style:font-name="Times New Roman1" fo:font-weight="bold" officeooo:rsid="007bbe5b" style:font-weight-asian="bold" style:font-weight-complex="bold"/>
    </style:style>
    <style:style style:name="T14" style:family="text">
      <style:text-properties officeooo:rsid="002755a8"/>
    </style:style>
    <style:style style:name="T15" style:family="text">
      <style:text-properties fo:font-style="italic" style:font-style-asian="italic" style:font-style-complex="italic"/>
    </style:style>
    <style:style style:name="T16" style:family="text">
      <style:text-properties fo:font-style="italic" officeooo:rsid="002755a8" style:font-style-asian="italic" style:font-style-complex="italic"/>
    </style:style>
    <style:style style:name="T17" style:family="text">
      <style:text-properties fo:font-style="italic" officeooo:rsid="00238366" style:font-style-asian="italic" style:font-style-complex="italic"/>
    </style:style>
    <style:style style:name="T18" style:family="text">
      <style:text-properties fo:font-style="italic" officeooo:rsid="0021b64a" style:font-style-asian="italic" style:font-style-complex="italic"/>
    </style:style>
    <style:style style:name="T19" style:family="text">
      <style:text-properties fo:font-style="italic" officeooo:rsid="0029444c" style:font-style-asian="italic" style:font-style-complex="italic"/>
    </style:style>
    <style:style style:name="T20" style:family="text">
      <style:text-properties fo:font-style="italic" officeooo:rsid="001b8a82" style:font-style-asian="italic" style:font-style-complex="italic"/>
    </style:style>
    <style:style style:name="T21" style:family="text">
      <style:text-properties fo:font-style="italic" officeooo:rsid="002c4d7f" style:font-style-asian="italic" style:font-style-complex="italic"/>
    </style:style>
    <style:style style:name="T22" style:family="text">
      <style:text-properties fo:font-style="italic" officeooo:rsid="006b2535" style:font-style-asian="italic" style:font-style-complex="italic"/>
    </style:style>
    <style:style style:name="T23" style:family="text">
      <style:text-properties fo:font-style="italic" officeooo:rsid="006c55bb" style:font-style-asian="italic" style:font-style-complex="italic"/>
    </style:style>
    <style:style style:name="T24" style:family="text">
      <style:text-properties fo:font-style="italic" officeooo:rsid="006db5db"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62e422" style:font-style-asian="italic" style:font-weight-asian="bold" style:font-style-complex="italic" style:font-weight-complex="bold"/>
    </style:style>
    <style:style style:name="T27" style:family="text">
      <style:text-properties officeooo:rsid="0029444c"/>
    </style:style>
    <style:style style:name="T28" style:family="text">
      <style:text-properties fo:font-style="normal" style:font-style-asian="normal" style:font-style-complex="normal"/>
    </style:style>
    <style:style style:name="T29" style:family="text">
      <style:text-properties fo:font-style="normal" officeooo:rsid="001b8a82" style:font-style-asian="normal" style:font-style-complex="normal"/>
    </style:style>
    <style:style style:name="T30" style:family="text">
      <style:text-properties fo:font-style="normal" officeooo:rsid="0029444c"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62e422" style:font-style-asian="normal" style:font-weight-asian="bold" style:font-style-complex="normal" style:font-weight-complex="bold"/>
    </style:style>
    <style:style style:name="T33" style:family="text">
      <style:text-properties officeooo:rsid="0010d496"/>
    </style:style>
    <style:style style:name="T34" style:family="text">
      <style:text-properties officeooo:rsid="002c4162"/>
    </style:style>
    <style:style style:name="T35" style:family="text">
      <style:text-properties officeooo:rsid="002c4d7f"/>
    </style:style>
    <style:style style:name="T36" style:family="text">
      <style:text-properties fo:color="#000000"/>
    </style:style>
    <style:style style:name="T37" style:family="text">
      <style:text-properties fo:color="#000000" officeooo:rsid="001838a5"/>
    </style:style>
    <style:style style:name="T38" style:family="text">
      <style:text-properties fo:color="#000000" officeooo:rsid="002edcfa"/>
    </style:style>
    <style:style style:name="T39" style:family="text">
      <style:text-properties fo:color="#000000" style:text-underline-style="none"/>
    </style:style>
    <style:style style:name="T40" style:family="text">
      <style:text-properties fo:color="#000000" style:text-underline-style="none" fo:font-weight="normal" style:font-weight-asian="normal" style:font-weight-complex="normal"/>
    </style:style>
    <style:style style:name="T41" style:family="text">
      <style:text-properties fo:color="#000000" fo:font-weight="normal" style:font-weight-asian="normal" style:font-weight-complex="normal"/>
    </style:style>
    <style:style style:name="T42" style:family="text">
      <style:text-properties fo:color="#000000" style:text-underline-style="solid" style:text-underline-width="auto" style:text-underline-color="font-color"/>
    </style:style>
    <style:style style:name="T43" style:family="text">
      <style:text-properties fo:color="#000000" officeooo:rsid="0033c24f"/>
    </style:style>
    <style:style style:name="T44" style:family="text">
      <style:text-properties fo:color="#000000" officeooo:rsid="0044c036"/>
    </style:style>
    <style:style style:name="T45" style:family="text">
      <style:text-properties fo:color="#000000" officeooo:rsid="0033ff08"/>
    </style:style>
    <style:style style:name="T46" style:family="text">
      <style:text-properties fo:color="#000000" style:font-name="Times New Roman1" fo:font-weight="bold" officeooo:rsid="0044c036"/>
    </style:style>
    <style:style style:name="T47" style:family="text">
      <style:text-properties fo:color="#000000" style:font-name="Times New Roman1" fo:font-weight="bold" officeooo:rsid="0046e125"/>
    </style:style>
    <style:style style:name="T48" style:family="text">
      <style:text-properties fo:color="#000000" style:font-name="Times New Roman1" fo:font-style="italic" fo:font-weight="bold" officeooo:rsid="0046e125" style:font-style-asian="italic" style:font-style-complex="italic"/>
    </style:style>
    <style:style style:name="T49" style:family="text">
      <style:text-properties fo:color="#000000" fo:font-style="normal" officeooo:rsid="001b8a82" style:font-style-asian="normal" style:font-style-complex="normal"/>
    </style:style>
    <style:style style:name="T50" style:family="text">
      <style:text-properties fo:color="#000000" fo:font-style="normal" officeooo:rsid="0029444c" style:font-style-asian="normal" style:font-style-complex="normal"/>
    </style:style>
    <style:style style:name="T51" style:family="text">
      <style:text-properties fo:color="#000000" fo:font-style="normal" officeooo:rsid="003cbe9a" style:font-style-asian="normal" style:font-style-complex="normal"/>
    </style:style>
    <style:style style:name="T52" style:family="text">
      <style:text-properties fo:color="#000000" fo:font-style="italic" officeooo:rsid="001b8a82" style:font-style-asian="italic" style:font-style-complex="italic"/>
    </style:style>
    <style:style style:name="T53" style:family="text">
      <style:text-properties fo:color="#000000" style:font-name="Times New Roman2" fo:font-weight="normal" officeooo:rsid="00164962" style:font-weight-asian="normal" style:font-weight-complex="normal"/>
    </style:style>
    <style:style style:name="T54" style:family="text">
      <style:text-properties fo:color="#000000" style:font-name="Times New Roman2" fo:font-weight="normal" officeooo:rsid="00704395" style:font-weight-asian="normal" style:font-weight-complex="normal"/>
    </style:style>
    <style:style style:name="T55" style:family="text">
      <style:text-properties fo:color="#000000" style:font-name="Times New Roman2" fo:font-weight="normal" officeooo:rsid="0070cc36" style:font-weight-asian="normal" style:font-weight-complex="normal"/>
    </style:style>
    <style:style style:name="T56" style:family="text">
      <style:text-properties fo:color="#000000" style:font-name="Times New Roman2" fo:font-weight="normal" officeooo:rsid="0071d2d9" style:font-weight-asian="normal" style:font-weight-complex="normal"/>
    </style:style>
    <style:style style:name="T57" style:family="text">
      <style:text-properties fo:color="#000000" style:font-name="Times New Roman2" fo:font-weight="normal" officeooo:rsid="0073a84c" style:font-weight-asian="normal" style:font-weight-complex="normal"/>
    </style:style>
    <style:style style:name="T58" style:family="text">
      <style:text-properties fo:color="#000000" style:font-name="Times New Roman2" fo:font-weight="normal" officeooo:rsid="0073c8de" style:font-weight-asian="normal" style:font-weight-complex="normal"/>
    </style:style>
    <style:style style:name="T59" style:family="text">
      <style:text-properties fo:color="#000000" style:font-name="Times New Roman2" fo:font-weight="normal" officeooo:rsid="0078a6ea" style:font-weight-asian="normal" style:font-weight-complex="normal"/>
    </style:style>
    <style:style style:name="T60" style:family="text">
      <style:text-properties fo:color="#000000" style:font-name="Times New Roman2" fo:font-weight="normal" officeooo:rsid="007bbe5b" style:font-weight-asian="normal" style:font-weight-complex="normal"/>
    </style:style>
    <style:style style:name="T61" style:family="text">
      <style:text-properties fo:color="#000000" style:font-name="Times New Roman2" fo:font-weight="normal" officeooo:rsid="00804919" style:font-weight-asian="normal" style:font-weight-complex="normal"/>
    </style:style>
    <style:style style:name="T62" style:family="text">
      <style:text-properties fo:color="#000000" style:font-name="Times New Roman2" fo:font-weight="normal" officeooo:rsid="008ac8ac" style:font-weight-asian="normal" style:font-weight-complex="normal"/>
    </style:style>
    <style:style style:name="T63" style:family="text">
      <style:text-properties fo:color="#000000" style:font-name="Times New Roman2" fo:font-weight="normal" officeooo:rsid="008b0917" style:font-weight-asian="normal" style:font-weight-complex="normal"/>
    </style:style>
    <style:style style:name="T64" style:family="text">
      <style:text-properties fo:color="#000000" style:font-name="Times New Roman2" fo:font-weight="normal" officeooo:rsid="008b59b4" style:font-weight-asian="normal" style:font-weight-complex="normal"/>
    </style:style>
    <style:style style:name="T65" style:family="text">
      <style:text-properties fo:color="#000000" style:font-name="Times New Roman2" fo:font-weight="normal" officeooo:rsid="008ffcfe" style:font-weight-asian="normal" style:font-weight-complex="normal"/>
    </style:style>
    <style:style style:name="T66" style:family="text">
      <style:text-properties fo:color="#000000" style:font-name="Times New Roman2" fo:font-weight="normal" officeooo:rsid="00917978" style:font-weight-asian="normal" style:font-weight-complex="normal"/>
    </style:style>
    <style:style style:name="T67" style:family="text">
      <style:text-properties fo:color="#000000" style:font-name="Times New Roman2" fo:font-weight="normal" officeooo:rsid="00997863" style:font-weight-asian="normal" style:font-weight-complex="normal"/>
    </style:style>
    <style:style style:name="T68" style:family="text">
      <style:text-properties fo:color="#000000" style:font-name="Times New Roman2" fo:font-weight="bold" officeooo:rsid="00704395" style:font-weight-asian="bold" style:font-weight-complex="bold"/>
    </style:style>
    <style:style style:name="T69" style:family="text">
      <style:text-properties fo:color="#000000" style:font-name="Times New Roman2" fo:font-weight="bold" officeooo:rsid="00164962" style:font-weight-asian="bold" style:font-weight-complex="bold"/>
    </style:style>
    <style:style style:name="T70" style:family="text">
      <style:text-properties fo:color="#000000" style:font-name="Times New Roman2" fo:font-weight="bold" officeooo:rsid="0073c8de" style:font-weight-asian="bold" style:font-weight-complex="bold"/>
    </style:style>
    <style:style style:name="T71" style:family="text">
      <style:text-properties fo:color="#000000" style:font-name="Times New Roman2" fo:font-weight="bold" officeooo:rsid="007d4af2" style:font-weight-asian="bold" style:font-weight-complex="bold"/>
    </style:style>
    <style:style style:name="T72" style:family="text">
      <style:text-properties fo:color="#000000" style:font-name="Times New Roman2" fo:font-weight="bold" officeooo:rsid="00804919" style:font-weight-asian="bold" style:font-weight-complex="bold"/>
    </style:style>
    <style:style style:name="T73" style:family="text">
      <style:text-properties fo:color="#000000" style:font-name="Times New Roman2" fo:font-style="italic" fo:font-weight="normal" officeooo:rsid="00164962" style:font-style-asian="italic" style:font-weight-asian="normal" style:font-style-complex="italic" style:font-weight-complex="normal"/>
    </style:style>
    <style:style style:name="T74" style:family="text">
      <style:text-properties fo:color="#000000" style:font-name="Times New Roman" fo:font-weight="bold" officeooo:rsid="0078a6ea" style:font-weight-asian="bold" style:font-weight-complex="bold"/>
    </style:style>
    <style:style style:name="T75" style:family="text">
      <style:text-properties fo:color="#000000" officeooo:rsid="009856cd"/>
    </style:style>
    <style:style style:name="T76" style:family="text">
      <style:text-properties fo:font-size="12pt"/>
    </style:style>
    <style:style style:name="T77" style:family="text">
      <style:text-properties fo:font-size="12pt" officeooo:rsid="00119a59"/>
    </style:style>
    <style:style style:name="T78" style:family="text">
      <style:text-properties officeooo:rsid="002fa4fa"/>
    </style:style>
    <style:style style:name="T79" style:family="text">
      <style:text-properties style:font-name="Times new roman"/>
    </style:style>
    <style:style style:name="T80" style:family="text">
      <style:text-properties style:font-name="Times new roman" fo:font-size="12pt"/>
    </style:style>
    <style:style style:name="T81" style:family="text">
      <style:text-properties style:font-name="Times new roman" fo:font-size="12pt" fo:font-style="italic" style:font-style-asian="italic" style:font-style-complex="italic"/>
    </style:style>
    <style:style style:name="T82" style:family="text">
      <style:text-properties style:font-name="Times new roman" fo:font-size="12pt" officeooo:rsid="002edcfa"/>
    </style:style>
    <style:style style:name="T83" style:family="text">
      <style:text-properties style:font-name="Times new roman" fo:font-size="13.5pt"/>
    </style:style>
    <style:style style:name="T84" style:family="text">
      <style:text-properties officeooo:rsid="0030e7f1"/>
    </style:style>
    <style:style style:name="T85" style:family="text">
      <style:text-properties officeooo:rsid="0033c24f"/>
    </style:style>
    <style:style style:name="T86" style:family="text">
      <style:text-properties officeooo:rsid="0039e57c"/>
    </style:style>
    <style:style style:name="T87" style:family="text">
      <style:text-properties officeooo:rsid="003adf0b"/>
    </style:style>
    <style:style style:name="T88" style:family="text">
      <style:text-properties style:font-name="Times New Roman"/>
    </style:style>
    <style:style style:name="T89" style:family="text">
      <style:text-properties style:font-name="Times New Roman" fo:font-style="italic" style:font-style-asian="italic" style:font-style-complex="italic"/>
    </style:style>
    <style:style style:name="T90" style:family="text">
      <style:text-properties style:font-name="Times New Roman" fo:font-size="12pt" fo:language="id" fo:country="ID" fo:font-style="normal" style:font-name-asian="Times New Roman3" style:font-size-asian="12pt" style:font-style-asian="normal" style:font-name-complex="Times New Roman3" style:font-size-complex="12pt" style:font-style-complex="normal" loext:padding="0cm" loext:border="none"/>
    </style:style>
    <style:style style:name="T91" style:family="text">
      <style:text-properties style:font-name="Times New Roman" fo:font-size="12pt" fo:language="id" fo:country="ID" fo:font-style="italic" style:font-name-asian="Times New Roman3" style:font-size-asian="12pt" style:font-style-asian="italic" style:font-name-complex="Times New Roman3" style:font-size-complex="12pt" style:font-style-complex="italic" loext:padding="0cm" loext:border="none"/>
    </style:style>
    <style:style style:name="T92" style:family="text">
      <style:text-properties style:font-name="Times New Roman" fo:font-weight="bold" style:font-weight-asian="bold" style:font-weight-complex="bold"/>
    </style:style>
    <style:style style:name="T93" style:family="text">
      <style:text-properties style:font-name="Times New Roman" fo:font-weight="bold" officeooo:rsid="0078a6ea" style:font-weight-asian="bold" style:font-weight-complex="bold"/>
    </style:style>
    <style:style style:name="T94" style:family="text">
      <style:text-properties style:font-name="Times New Roman" fo:font-weight="bold" officeooo:rsid="007d8980" style:font-weight-asian="bold" style:font-weight-complex="bold"/>
    </style:style>
    <style:style style:name="T95" style:family="text">
      <style:text-properties style:font-name="Times New Roman" officeooo:rsid="0078eb0f"/>
    </style:style>
    <style:style style:name="T96" style:family="text">
      <style:text-properties style:font-name="Times New Roman" officeooo:rsid="00755c7a"/>
    </style:style>
    <style:style style:name="T97" style:family="text">
      <style:text-properties style:font-name="Times New Roman" officeooo:rsid="007734b5"/>
    </style:style>
    <style:style style:name="T98" style:family="text">
      <style:text-properties officeooo:rsid="0040c89b"/>
    </style:style>
    <style:style style:name="T99" style:family="text">
      <style:text-properties style:font-name="sans-serif" fo:font-size="13.5pt" officeooo:rsid="0042b04b"/>
    </style:style>
    <style:style style:name="T100" style:family="text">
      <style:text-properties style:font-name="sans-serif" fo:font-size="11.25pt" officeooo:rsid="006abe97"/>
    </style:style>
    <style:style style:name="T101" style:family="text">
      <style:text-properties officeooo:rsid="0042b04b"/>
    </style:style>
    <style:style style:name="T102" style:family="text">
      <style:text-properties officeooo:rsid="00432e19"/>
    </style:style>
    <style:style style:name="T103" style:family="text">
      <style:text-properties officeooo:rsid="00433bdb"/>
    </style:style>
    <style:style style:name="T104" style:family="text">
      <style:text-properties officeooo:rsid="0045210d"/>
    </style:style>
    <style:style style:name="T105" style:family="text">
      <style:text-properties officeooo:rsid="0013a124"/>
    </style:style>
    <style:style style:name="T106" style:family="text">
      <style:text-properties fo:font-weight="normal" style:font-weight-asian="normal" style:font-weight-complex="normal"/>
    </style:style>
    <style:style style:name="T107" style:family="text">
      <style:text-properties fo:font-weight="normal" officeooo:rsid="0053da52" style:font-weight-asian="normal" style:font-weight-complex="normal"/>
    </style:style>
    <style:style style:name="T108" style:family="text">
      <style:text-properties fo:font-weight="normal" officeooo:rsid="0056ea2b" style:font-weight-asian="normal" style:font-weight-complex="normal"/>
    </style:style>
    <style:style style:name="T109" style:family="text">
      <style:text-properties fo:font-weight="normal" officeooo:rsid="0058718c" style:font-weight-asian="normal" style:font-weight-complex="normal"/>
    </style:style>
    <style:style style:name="T110" style:family="text">
      <style:text-properties officeooo:rsid="004db8e8"/>
    </style:style>
    <style:style style:name="T111" style:family="text">
      <style:text-properties officeooo:rsid="004e058a"/>
    </style:style>
    <style:style style:name="T112" style:family="text">
      <style:text-properties officeooo:rsid="004e9aaa"/>
    </style:style>
    <style:style style:name="T113" style:family="text">
      <style:text-properties officeooo:rsid="004ff2c6"/>
    </style:style>
    <style:style style:name="T114" style:family="text">
      <style:text-properties officeooo:rsid="005150f7"/>
    </style:style>
    <style:style style:name="T115" style:family="text">
      <style:text-properties officeooo:rsid="0052896f"/>
    </style:style>
    <style:style style:name="T116" style:family="text">
      <style:text-properties officeooo:rsid="0053da52"/>
    </style:style>
    <style:style style:name="T117" style:family="text">
      <style:text-properties officeooo:rsid="0054f0ac"/>
    </style:style>
    <style:style style:name="T118" style:family="text">
      <style:text-properties officeooo:rsid="0056ea2b"/>
    </style:style>
    <style:style style:name="T119" style:family="text">
      <style:text-properties officeooo:rsid="0058dd1d"/>
    </style:style>
    <style:style style:name="T120" style:family="text">
      <style:text-properties fo:font-weight="bold" style:font-weight-asian="bold" style:font-weight-complex="bold"/>
    </style:style>
    <style:style style:name="T121" style:family="text">
      <style:text-properties fo:font-weight="bold" officeooo:rsid="007bbe5b" style:font-weight-asian="bold" style:font-weight-complex="bold"/>
    </style:style>
    <style:style style:name="T122" style:family="text">
      <style:text-properties officeooo:rsid="006abe97"/>
    </style:style>
    <style:style style:name="T123" style:family="text">
      <style:text-properties officeooo:rsid="006b2535"/>
    </style:style>
    <style:style style:name="T124" style:family="text">
      <style:text-properties officeooo:rsid="006baa96"/>
    </style:style>
    <style:style style:name="T125" style:family="text">
      <style:text-properties officeooo:rsid="006c55bb"/>
    </style:style>
    <style:style style:name="T126" style:family="text">
      <style:text-properties officeooo:rsid="006db5db"/>
    </style:style>
    <style:style style:name="T127" style:family="text">
      <style:text-properties officeooo:rsid="007bbe5b"/>
    </style:style>
    <style:style style:name="T128" style:family="text">
      <style:text-properties officeooo:rsid="007d8980"/>
    </style:style>
    <style:style style:name="T129" style:family="text">
      <style:text-properties officeooo:rsid="007f72e4"/>
    </style:style>
    <style:style style:name="T130" style:family="text">
      <style:text-properties officeooo:rsid="008ebf09"/>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919cm" fo:text-indent="-0.635cm" fo:margin-left="2.9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54cm" fo:text-indent="-0.635cm" fo:margin-left="3.5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89cm" fo:text-indent="-0.635cm" fo:margin-left="4.1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24cm" fo:text-indent="-0.635cm" fo:margin-left="4.8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59cm" fo:text-indent="-0.635cm" fo:margin-left="5.4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94cm" fo:text-indent="-0.635cm" fo:margin-left="6.0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29cm" fo:text-indent="-0.635cm" fo:margin-left="6.7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64cm" fo:text-indent="-0.635cm" fo:margin-left="7.3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99cm" fo:text-indent="-0.635cm" fo:margin-left="7.9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34cm" fo:text-indent="-0.635cm" fo:margin-left="8.63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oft-page-break/>BAB II</text:p>
      <text:p text:style-name="P62">TINJAUAN PUSTAKA</text:p>
      <text:p text:style-name="P61"/>
      <text:p text:style-name="P62"/>
      <text:list xml:id="list826621308" text:style-name="L1">
        <text:list-item>
          <text:p text:style-name="P67">Landasan Teori</text:p>
          <text:p text:style-name="P68"><text:s text:c="7"/>Landasan teori atau deskripsi teoritik merupakan sebuah definisi atau teori-teori yang berhubungan dengan topik atau judul yang digunakan dalam pembahasan penelitian, termasuk pemodelan pengembangan sistem yang digunakan oleh penulis. </text:p>
        </text:list-item>
      </text:list>
      <text:list xml:id="list1729366324" text:style-name="Numbering_20_123">
        <text:list-item>
          <text:p text:style-name="P72">Sejarah Singkat SMA PGRI <text:span text:style-name="T1">1</text:span> Kota Serang</text:p>
        </text:list-item>
      </text:list>
      <text:p text:style-name="P24"><text:s text:c="7"/>SMA PGRI 1 <text:span text:style-name="T7">Kota </text:span><text:span text:style-name="T8">Serang</text:span> merupakan salah satu sekolah swasta yang ada di <text:span text:style-name="T7">P</text:span>rovinsi <text:span text:style-name="T7">B</text:span>anten tepatanya di pertengahan <text:span text:style-name="T7">K</text:span>ota <text:span text:style-name="T7">S</text:span>erang. <text:span text:style-name="T7">L</text:span>etak yang cukup strategis membuat sekolah SMA PGRI 1 Kota Serang masih bisa bersaing dengan sekolah-sekolah lain yang ada di <text:span text:style-name="T7">K</text:span>ota <text:span text:style-name="T7">S</text:span>erang.</text:p>
      <text:p text:style-name="P3">SMA PGRI 1 <text:span text:style-name="T7">Kota </text:span><text:span text:style-name="T8">Serang</text:span> terletak di Jalan K.H. Abdul Fatah Hasan No.17/B Serang Komplek Ciceri Permai IV. Sekolah sebagai lembaga institusi sosial yang bergerak di bidang jasa pelayan pendidikan, SMA PGRI 1 <text:span text:style-name="T7">Kota </text:span><text:span text:style-name="T8">Serang</text:span> terus berbenah dan menciptakan generasi-genarasi muda yang cerdas, berakhlak, dan berkarakter.</text:p>
      <text:p text:style-name="P3">Pada awal berdirinya, SMA PGRI 1 <text:span text:style-name="T7">Kota </text:span><text:span text:style-name="T8">Serang</text:span> bernama SMU PGRI 1 <text:span text:style-name="T7">Kota </text:span><text:span text:style-name="T8">Serang</text:span>. sekolah ini berdiri sejak tanggal 18 April 1988 dengan Nomor Pendirian: 096/I02/Kep/E/88 dan setelah itu mendapatkan Ijin Operasional pada tanggal 31 Desember 1986 yang kemudian ditetapkan sebagai hari jadi SMA PGRI 1 <text:span text:style-name="T7">Kota </text:span><text:span text:style-name="T8">Serang</text:span> . Pada tahun 2002, SMU PGRI 1 <text:span text:style-name="T7">Kota </text:span><text:span text:style-name="T8">Serang</text:span> berganti nama menjadi SMA PGRI 1 <text:span text:style-name="T7">Kota </text:span><text:span text:style-name="T8">Serang</text:span> dan saat itu status SMA PGRI 1 <text:span text:style-name="T7">Kota </text:span><text:span text:style-name="T8">Serang</text:span> diakui oleh Nasional dengan Nomor Identitas Sekolah (NIS) : 300020, Nomor Statistik Sekolah (NSS) : 302280401002.</text:p>
      <text:p text:style-name="P26"><text:soft-page-break/>SMA PGRI 1 <text:span text:style-name="T7">Kota </text:span><text:span text:style-name="T8">Serang</text:span> dalam kegiatan pembelajaran masih menggunakan Kurikulum KTSP (2006), dan pada Tahun 2018 ini mulai di berlakukannya Kurikulum K13 yang mengharuskan semua sekolah menggunakan kurikulum baru. </text:p>
      <text:p text:style-name="P29"/>
      <text:list xml:id="list222810459088173" text:continue-numbering="true" text:style-name="Numbering_20_123">
        <text:list-item>
          <text:p text:style-name="P81">Definisi Rancang Bangun</text:p>
        </text:list-item>
      </text:list>
      <text:p text:style-name="P25">Rancang bangun adalah kegiatan menerjemahkan hasil analisa ke dalam bentuk paket perangkat lunak kemudian menciptakan sistem tersebut ataupun memperbaiki sistem yang sudah ada (Zulfiandri, 2014 : 474). <text:span text:style-name="T2">Demikian pula didefinisikan oleh penulis bahwa r</text:span>ancang Bangun adalah penggambaran, perencanaan, dan pembuatan sketsa atau pengaturan dari beberapa elemen yang terpisah kedalam suatu kesatuan yang utuh dan berfungsi (Hasyim, dkk, 2014 : 2).</text:p>
      <text:p text:style-name="P4">Dari pengertian di atas <text:span text:style-name="T2">p</text:span>enulis menyimpulkan bahwa <text:span text:style-name="T2">r</text:span>ancang <text:span text:style-name="T2">b</text:span>angun adalah tahap awal dari membuat gambaran dan bentuk sketsa yang belum pernah dibuat sama sekali lalu dikelola menjadi gambaran atau sketsa yang memiliki fungsi yang diinginkan.</text:p>
      <text:p text:style-name="P29"/>
      <text:list xml:id="list222811384069980" text:continue-numbering="true" text:style-name="Numbering_20_123">
        <text:list-item>
          <text:p text:style-name="P82">Definisi Aplikasi</text:p>
        </text:list-item>
      </text:list>
      <text:p text:style-name="P5">Aplikasi adalah program yang dibuat untuk melaksanakan tugas tertentu yang dibutuhkan oleh pengguna komputer (Sugiar, 2014: 83). Aplikasi adalah salah satu unit perangkat lunak yang dibuat untuk melayani kebutuhan akan beberapa aktivitas (Supadi, 2015:4). Aplikasi adalah program yang berisikan perintah-perintah untuk melakukan pengolahan data dengan membuat sistem <text:span text:style-name="T3">atau program agar data diolah. <text:s/>Misalnya Worddan Microsoft Excel (Maulana dan bunyamin, 2015:2).</text:span></text:p>
      <text:p text:style-name="P10">Dari pengertian di atas penulis menyimpulkan bahwa aplikasi adalah program siap pakai untuk melayani kebutuhan pengguna dalam berbagai aktifitas untuk pengolahan data.</text:p>
      <text:list xml:id="list222810795869423" text:continue-numbering="true" text:style-name="Numbering_20_123">
        <text:list-item>
          <text:p text:style-name="P73"><text:soft-page-break/><text:span text:style-name="T17">Electronic Vote </text:span><text:span text:style-name="T6">(</text:span><text:span text:style-name="T15">E-Vot</text:span><text:span text:style-name="T18">e</text:span><text:span text:style-name="T5">)</text:span></text:p>
        </text:list-item>
      </text:list>
      <text:p text:style-name="P6"><text:span text:style-name="T21">E-vote</text:span><text:span text:style-name="T35"> adalah kepanjangan dari </text:span><text:span text:style-name="T21">Electronic Vote</text:span><text:span text:style-name="T35">. Berikut ini definisi </text:span><text:span text:style-name="T16">E-vote </text:span><text:span text:style-name="T14">menurut para ahli:</text:span></text:p>
      <text:p text:style-name="P7"><text:span text:style-name="T15">E-vote</text:span> adalah suatu sistem pemilihan dimana data dicatat, disimpan, dan diproses dalam bentuk <text:span text:style-name="T5">informasi digital (Prananda, 2017 :2). <text:s/>Sedangkan menurut Rokhman dalam </text:span>Muhammad Ridwan at all (2016) <text:span text:style-name="T19">E</text:span><text:span text:style-name="T15">-vot</text:span><text:span text:style-name="T19">e</text:span> adalah suatu sistem pemilihan dimana data dicatat, disimpan, dan diproses dalam bentuk informasi digita<text:span text:style-name="T27">l.</text:span></text:p>
      <text:p text:style-name="P34">Menurut Council of Europe (CoE) (dalam Risnanto, 2018) mendefinisikan <text:span text:style-name="T34">bahwa:</text:span></text:p>
      <text:p text:style-name="P37"><text:span text:style-name="T34">“E</text:span>lektronik voting sebagai sebuah perangkat pemberian suara secara elektronik sehingga memiliki kemampuan untuk mempercepat tabulasi data, <text:span text:style-name="T33">(</text:span>penyajian data dalam bentuk tabel<text:span text:style-name="T33">)</text:span> menekan biaya pemilihan dan memiliki kontribusi untuk mencegah pemilih yang tidak berhak”. <text:s/></text:p>
      <text:p text:style-name="P29"/>
      <text:p text:style-name="P8">Menurut (Indra Permana, Putra, &amp; Sasmita, 2017) men<text:span text:style-name="T34">definisikan <text:s/>bahwa:</text:span></text:p>
      <text:p text:style-name="P37"><text:span text:style-name="T34">“S</text:span>istem elektronik voting adalah evolusi dari sistem voting konvensional yaitu dengan menggunakan kertas sebagai media untuk melakukan pemilihan menjadi sistem pemilihan berbasis aplikasi yang diterapkan pada <text:span text:style-name="T34">k</text:span>omputer serta pengolahan data hasil voting langsung oleh sistem dan mendapatkan hasil cepat dari voting yang telah dilaksanakan”. </text:p>
      <text:p text:style-name="P30"/>
      <text:p text:style-name="P32">Manfaat dari elektronik voting yaitu dari segi waktu lebih cepat dalam pemilihan dan hasil pemilihanan itu sendiri akurat dan cepat diketahui tidak perlu waktu lama untuk mengetahui hasilnya. Demikian juga dari segi biaya lebih hemat dibandingkan dengan manual harus mencetak surat suara yang mana kadang surat suara tersebut tidak terpakai semuanya, manfaat elektronik voting lebih transparan dan tidak ada suara yang tidak sah.</text:p>
      <text:p text:style-name="P2"><text:soft-page-break/></text:p>
      <text:p text:style-name="P27">Drehem et al. <text:span text:style-name="T14">(</text:span>2016 : <text:span text:style-name="T14">3) mendefinisikan bahwa:</text:span></text:p>
      <text:p text:style-name="P47"><text:span text:style-name="T16">“E</text:span><text:span text:style-name="T15">-vot</text:span><text:span text:style-name="T16">e</text:span> adalah pemanfaatkan sarana teknologi informasi atau perangkat elektronik dalam pemilu, dimana sebagian atau seluruh proses pelaksanaannya, mulai dari pendaftaran pemilih, pemungutan suara, hingga perhitungan suara, dilakukan secara digital”.</text:p>
      <text:p text:style-name="P36"><text:span text:style-name="T29">Dari pengertian di atas penulis menyimpulkan bahw</text:span><text:span text:style-name="T30">a</text:span><text:span text:style-name="T20"> </text:span><text:span text:style-name="T19">e-</text:span><text:span text:style-name="T15">vot</text:span><text:span text:style-name="T19">e</text:span> adalah sistem pemilihan yang menggunakan perangkat elektronik mulai dari pendaftaran pemilih sampai dengan perhitungan suara.</text:p>
      <text:list xml:id="list222810575104288" text:continue-numbering="true" text:style-name="Numbering_20_123">
        <text:list-item>
          <text:p text:style-name="P73"><text:span text:style-name="T4">Organisasi Siswa Intra Sekolah (</text:span>OSIS<text:span text:style-name="T4">)</text:span></text:p>
        </text:list-item>
      </text:list>
      <text:p text:style-name="P15"><text:a xlink:type="simple" xlink:href="https://id.wikipedia.org/wiki/Organisasi" text:style-name="Internet_20_link" text:visited-style-name="Visited_20_Internet_20_Link"><text:span text:style-name="T40">Organisasi</text:span></text:a><text:span text:style-name="T41"> Siswa Intra Sekolah</text:span><text:span text:style-name="T36"> (disingkat </text:span><text:span text:style-name="T41">OSIS</text:span><text:span text:style-name="T36">) adalah suatu </text:span><text:a xlink:type="simple" xlink:href="https://id.wikipedia.org/wiki/Organisasi" text:style-name="Internet_20_link" text:visited-style-name="Visited_20_Internet_20_Link"><text:span text:style-name="T39">organisasi</text:span></text:a><text:span text:style-name="T36"> yang berada di tingkat </text:span><text:a xlink:type="simple" xlink:href="https://id.wikipedia.org/wiki/Sekolah" text:style-name="Internet_20_link" text:visited-style-name="Visited_20_Internet_20_Link"><text:span text:style-name="T39">sekolah</text:span></text:a><text:span text:style-name="T42"> </text:span><text:span text:style-name="T36">di </text:span><text:a xlink:type="simple" xlink:href="https://id.wikipedia.org/wiki/Indonesia" text:style-name="Internet_20_link" text:visited-style-name="Visited_20_Internet_20_Link"><text:span text:style-name="T39">Indonesia</text:span></text:a><text:span text:style-name="T36"> yang dimulai dari </text:span><text:a xlink:type="simple" xlink:href="https://id.wikipedia.org/wiki/Sekolah_Menengah" text:style-name="Internet_20_link" text:visited-style-name="Visited_20_Internet_20_Link"><text:span text:style-name="T39">Sekolah Menengah</text:span></text:a><text:span text:style-name="T36"> yaitu </text:span><text:a xlink:type="simple" xlink:href="https://id.wikipedia.org/wiki/Sekolah_Menengah_Pertama" text:style-name="Internet_20_link" text:visited-style-name="Visited_20_Internet_20_Link"><text:span text:style-name="T39">Sekolah Menengah Pertama</text:span></text:a><text:span text:style-name="T36"> (SMP) dan </text:span><text:span text:style-name="T43">Sekolah Menengah Atas</text:span><text:span text:style-name="T39"> </text:span><text:span text:style-name="T36">(SMA). </text:span><text:span text:style-name="T41">OSIS</text:span><text:span text:style-name="T36"> diurus dan dikelola oleh murid-murid yang terpilih untuk menjadi pengurus OSIS. Biasanya organisasi ini memiliki seorang pembimbing dari </text:span><text:a xlink:type="simple" xlink:href="https://id.wikipedia.org/wiki/Guru" text:style-name="Internet_20_link" text:visited-style-name="Visited_20_Internet_20_Link"><text:span text:style-name="T39">guru</text:span></text:a><text:span text:style-name="T36"> yang dipilih oleh pihak sekolah. </text:span>Masing-masing kata <text:span text:style-name="T85">dari OSIS </text:span>mem<text:span text:style-name="T85">p</text:span>unyai <text:span text:style-name="T9">definisi yaitu</text:span>:</text:p>
      <text:list xml:id="list2266240855" text:style-name="L2">
        <text:list-item>
          <text:p text:style-name="P96"><text:span text:style-name="Emphasis"><text:span text:style-name="T28">Organisasi</text:span></text:span><text:span text:style-name="T28">,</text:span> secara umum adalah kelompok kerja sama antara pribadi yang di adakan untuk mencapai tujuan bersama. Organisasi dalam hal ini dimaksudkan sebagai satuan atau kelompok kerja sama para siswa yang di bentuk dalam usaha mencapai tujuan bersama, yaitu mendukung terwujudnya pembinaan kesiswaan.</text:p>
        </text:list-item>
        <text:list-item>
          <text:p text:style-name="P97"><text:span text:style-name="Emphasis"><text:span text:style-name="T28">Siswa</text:span></text:span>, adalah peserta didik pada satuan pendidikan dasar dan menengah.</text:p>
        </text:list-item>
        <text:list-item>
          <text:p text:style-name="P97"><text:span text:style-name="Emphasis"><text:span text:style-name="T28">Intra</text:span></text:span>, berarti terletak di dalam. yaitu suatu organisasi siswa yang ada di dalam dan di lingkungan sekolah yang bersangkutan.</text:p>
        </text:list-item>
        <text:list-item>
          <text:p text:style-name="P97"><text:soft-page-break/><text:span text:style-name="Emphasis"><text:span text:style-name="T28">Sekolah</text:span></text:span><text:span text:style-name="T28">,</text:span> adalah satuan pendidikan tempat menyelenggarakan kegiatan belajar mengajar, yang dalam hal ini Sekolah Dasar dan Sekolah Menengah atau Sekolah yang sederajat.</text:p>
        </text:list-item>
      </text:list>
      <text:p text:style-name="P33"><text:span text:style-name="T36">An</text:span><text:span text:style-name="T75">gg</text:span><text:span text:style-name="T36">ota </text:span><text:span text:style-name="T41">OSIS</text:span><text:span text:style-name="T36"> adalah seluruh siswa yang berada pada satu sekolah tempat OSIS itu berada. Seluruh anggota </text:span><text:span text:style-name="T41">OSIS</text:span><text:span text:style-name="T36"> berhak untuk memilih calonnya untuk kemudian menjadi pengurus </text:span><text:span text:style-name="T41">OSIS</text:span><text:span text:style-name="T36">. </text:span></text:p>
      <text:list xml:id="list222811311979675" text:continue-list="list222810575104288" text:style-name="Numbering_20_123">
        <text:list-item>
          <text:p text:style-name="P73">Definisi Android</text:p>
        </text:list-item>
      </text:list>
      <text:p text:style-name="P9">Berikut adalah definisi android menurut para ahli:</text:p>
      <text:p text:style-name="isi_20_anak_20_pasal">Android adalah sistem operasi berbasis Linux yang dirancang untuk perangkat bergerak layar sentuh seperti telepon pintar dan komputer tablet <text:span text:style-name="T101">(Yudha Yudhanto, 2017)</text:span><text:span text:style-name="T99">.</text:span></text:p>
      <text:p text:style-name="P13">Nazruddin safaat H, <text:span text:style-name="T78">(</text:span>2015 : <text:span text:style-name="T78">24) mendefinisikan bahwa:</text:span></text:p>
      <text:p text:style-name="P48">“Android adalah sistem operasi untuk perangkat mobile berbasis linux yang mencangkup sistem operasi, middleware dan aplikasi. Android menyediakan platform terbuka bagi para pengembang untuk menciptakan aplikasi mereka. Android merupakan generasi baru platform mobile, platform yang memberikan pengembang untuk melakukan pengembangan sesuai yang diharapkannya”.<text:span text:style-name="T80"> </text:span></text:p>
      <text:p text:style-name="P28">Triansyah dkk, (2015) <text:span text:style-name="T78">mendefinisikan bahwa:</text:span></text:p>
      <text:p text:style-name="P55">“Android merupakan generasi baru Platform Mobile yang memberikan pengembangan sesuai yang diharapkan. Android menggunakan bahasa pemrograman Java. Android merupakan perangkat lunak yang ditunjukkan bagi perangkat bergerak mencakup sistem operasi,middleware, dan aplikasi kunci”. </text:p>
      <text:p text:style-name="P64"><text:span text:style-name="T49">Dari pengertian di atas penulis menyimpulkan bahw</text:span><text:span text:style-name="T50">a</text:span><text:span text:style-name="T52"> </text:span><text:span text:style-name="T51">android adalah suatu sistem operasi untuk perangkat mobile yang menggunakan bahasa Java.</text:span></text:p>
      <text:p text:style-name="P74"/>
      <text:p text:style-name="P74"/>
      <text:list xml:id="list222811453044407" text:continue-numbering="true" text:style-name="Numbering_20_123">
        <text:list-item>
          <text:p text:style-name="P75"><text:soft-page-break/>Definisi Android Studio</text:p>
        </text:list-item>
      </text:list>
      <text:p text:style-name="isi_20_anak_20_pasal"><text:span text:style-name="T37">Android studio adalah IDE (Integrated Development Environment) resmi untuk pengembangan aplikasi Android dan bersifat open source atau gratis (Juansyah, </text:span><text:span text:style-name="T38">2015). </text:span></text:p>
      <text:p text:style-name="isi_20_anak_20_pasal"><text:span text:style-name="T80">Android merupakan generasi baru platform mobile, yang memberikan pengembang untuk melakukan pengembangan sesuai dengan yang diharapkan. Sistem oprasi yang mendasari android dilisensikan dibawah GNU, </text:span><text:span text:style-name="T81">general public</text:span><text:span text:style-name="T80"> lisensi versi 2 (GPLv2), yang sering dikenal dengan istilah “</text:span><text:span text:style-name="T81">copyleft</text:span><text:span text:style-name="T79">” </text:span><text:span text:style-name="T80">lisensi dimana setiap perbaikan pihak ke tiga harus terus jatuh dibawah terms. Aplikasi android dapat dikembangkan pada sistem op</text:span><text:span text:style-name="T82">e</text:span><text:span text:style-name="T80">rasi berikut:Windows XP, Vista/ Seven Mac OS X (Mac OS X 10.4.8 atau lebih baru) </text:span><text:span text:style-name="T83">Linux</text:span><text:span text:style-name="T80">e.</text:span></text:p>
      <text:p text:style-name="P14">Sebagai pengembangan dari Eclipse, Android Studio mempunyai banyak fitur-fitur baru dibandingkan dengan Eclipse IDE. Berbeda dengan Eclipse yang menggunakan Ant, Android Studio menggunakan Gradle sebagai <text:span text:style-name="T15">build environment</text:span>. Fitur-fitur lainnya adalah sebagai berikut :</text:p>
      <text:list xml:id="list3471557028" text:style-name="L3">
        <text:list-item>
          <text:p text:style-name="P98">Menggunakan Gradle-based build system yang fleksibel.</text:p>
        </text:list-item>
        <text:list-item>
          <text:p text:style-name="P99">Bisa mem-build multiple APK</text:p>
        </text:list-item>
        <text:list-item>
          <text:p text:style-name="P99">Template support untuk Google <text:span text:style-name="T15">Services</text:span> dan berbagai macam tipe perangkat.</text:p>
        </text:list-item>
        <text:list-item>
          <text:p text:style-name="P99">Layout editor yang lebih bagus.</text:p>
        </text:list-item>
        <text:list-item>
          <text:p text:style-name="P99">Built-in support untuk <text:span text:style-name="T28">Google </text:span><text:span text:style-name="T15">Cloud Platform,</text:span> sehingga mudah untuk integrasi dengan <text:span text:style-name="T28">Google</text:span><text:span text:style-name="T15"> Cloud Messaging</text:span> dan <text:span text:style-name="T15">App Engine.</text:span></text:p>
        </text:list-item>
        <text:list-item>
          <text:p text:style-name="P99">Import library langsung dari Maven repository</text:p>
        </text:list-item>
      </text:list>
      <text:p text:style-name="P31"/>
      <text:list xml:id="list222809829168603" text:continue-list="list222811453044407" text:style-name="Numbering_20_123">
        <text:list-header>
          <text:p text:style-name="P76"/>
        </text:list-header>
        <text:list-item>
          <text:p text:style-name="P80"><text:soft-page-break/><text:span text:style-name="T46">Perkembangan </text:span><text:span text:style-name="T48">Operasi System</text:span><text:span text:style-name="T47"> (OS) </text:span><text:span text:style-name="T45">Android</text:span></text:p>
          <text:list>
            <text:list-item>
              <text:p text:style-name="P84">Android Versi 1.5 Cupcake</text:p>
            </text:list-item>
          </text:list>
        </text:list-item>
      </text:list>
      <text:p text:style-name="P41"><text:span text:style-name="Strong_20_Emphasis"><text:span text:style-name="T106">Android Cupcake</text:span></text:span> adalah merupakan pembaharuan sistem yang diluncurkan pada <text:span text:style-name="T110">30 </text:span>April 2009. Sistem Operasi Android Cupcake, berdasarkan Linux kernel 2.6.27. Android Cupcake adalah rilis awal yang menggunakan nama makanan yang manis. <text:span text:style-name="T111">Android versi ini memiliki fitur: </text:span>Dukungan untuk pihak ketiga, Perekaman dan pemutaran video, <text:span text:style-name="T111">f</text:span>itur copy dan paste di browser, Transisi layar animasi dan pilihan auto-rotasi, <text:span text:style-name="T111">serta </text:span>Kemampuan untuk meng-upload foto dan video</text:p>
      <text:list xml:id="list222811004198792" text:continue-numbering="true" text:style-name="Numbering_20_123">
        <text:list-item>
          <text:list>
            <text:list-item>
              <text:p text:style-name="P85">Android Versi 1.6 Donut</text:p>
            </text:list-item>
          </text:list>
        </text:list-item>
      </text:list>
      <text:p text:style-name="P42"><text:span text:style-name="Strong_20_Emphasis"><text:span text:style-name="T106">Android Donut</text:span></text:span> adalah versi yang memperlihatkan informasi dunia seperti pencarian web, mendapatkan petunjuk arah dan menonton video. Android Donut 1.6 diluncurkan pada <text:span text:style-name="T112">15</text:span> September 2009, merupakan sistem operasi berdasarkan Linux kernel 2.6.29, memperlihatkan berbagai fitur baru <text:span text:style-name="T112">yaitu s</text:span>uara dan masukan teks pencarian ditingkatkan, <text:span text:style-name="T112">k</text:span>amera menjadi lebih cepat dan terintegrasi, <text:span text:style-name="T112">m</text:span>ulti-bahasa sistem, <text:span text:style-name="T112">d</text:span>ukungan untuk resolusi layar WVGA, Peningkatan kecepatan dalam mencari dan aplikasi kamera.</text:p>
      <text:list xml:id="list222810232141090" text:continue-numbering="true" text:style-name="Numbering_20_123">
        <text:list-item>
          <text:list>
            <text:list-item>
              <text:p text:style-name="P85">Android Versi 2.0 Eclair</text:p>
            </text:list-item>
          </text:list>
        </text:list-item>
      </text:list>
      <text:p text:style-name="P42">Android versi 2.0/2.1 (Eclair) ini di<text:span text:style-name="T10">rilis pada 26 <text:s/>oktober 2009</text:span> <text:s/>memiliki beberapa perubahan, yaitu pengoptimalan hardware, perubahan User Interface (UI) dengan browser baru dan di dukung HTML, daftar kontak yang baru, peningkatan Google Maps 3.1.2, dukungan flash untuk kamera 3,2MP, digital Zoom, dan Bluetooth 2.1.</text:p>
      <text:list xml:id="list222810770693469" text:continue-numbering="true" text:style-name="Numbering_20_123">
        <text:list-item>
          <text:list>
            <text:list-header>
              <text:p text:style-name="P85"/>
              <text:p text:style-name="P85"/>
            </text:list-header>
            <text:list-item>
              <text:p text:style-name="P87"><text:soft-page-break/><text:span text:style-name="T44">Android Versi </text:span><text:bookmark text:name="4_OS_Android_Versi_22_Frozen_Yogurt_Froyo"/>2.2 Frozen Yogurt (Froyo)</text:p>
            </text:list-item>
          </text:list>
        </text:list-item>
      </text:list>
      <text:p text:style-name="P60">Pada <text:span text:style-name="T113">20 m</text:span>ei 2010 kembali diluncurkan ponsel Android dengan versi 2.2 (Froyo), perubahan pada versi 2.2 meliputi optimasi kecepatan, memori, dan kinerja sistem operasi secara keseluruhan, dukungan untuk menginstal aplikasi pada memori eksternal, dukungan Adope Flash 10.1 serta fungsi USB Tethering maupun WiFI.</text:p>
      <text:list xml:id="list222810111103082" text:continue-numbering="true" text:style-name="Numbering_20_123">
        <text:list-item>
          <text:list>
            <text:list-item>
              <text:p text:style-name="P87"><text:span text:style-name="T44">Android Versi </text:span><text:bookmark text:name="5_OS_Android_Versi_23_Gingerbread"/>2.3 Gingerbread</text:p>
            </text:list-item>
          </text:list>
        </text:list-item>
      </text:list>
      <text:p text:style-name="P60"><text:span text:style-name="T114">6</text:span> Desember 2010 Google kembali meluncurkan versi terbaru yaitu Android versi 2.3. <text:span text:style-name="T114">P</text:span>ada versi ini terdapat peningkatan manajemen daya, kontrol melalui aplikasi, penggunaan multiple kamera, peningkatan performa serta penambahan sensor seperti gyroscope. </text:p>
      <text:list xml:id="list222809766253445" text:continue-numbering="true" text:style-name="Numbering_20_123">
        <text:list-item>
          <text:list>
            <text:list-item>
              <text:p text:style-name="P86">Android Versi <text:span text:style-name="T104">3.0 Honeycomb</text:span></text:p>
            </text:list-item>
          </text:list>
        </text:list-item>
      </text:list>
      <text:p text:style-name="P45"><text:span text:style-name="T115">Versi ini d</text:span>irilis Februari 2011, berdasarkan Linux kernel 2.6.36. Versi ini berbeda dengan versi-versi sebelumnya, versi ini dirancang khusus untuk PC Tablet sehingga memiliki User Interface (UI) yang berbeda dan mendukung ukuran layar yang lebih besar. Selain itu, pada versi ini memungkinkan penggunaan multi prosesor dan akselerasi perangkat keras untuk grafis.</text:p>
      <text:list xml:id="list222810367975037" text:continue-numbering="true" text:style-name="Numbering_20_123">
        <text:list-item>
          <text:list>
            <text:list-item>
              <text:p text:style-name="P85">Android Versi <text:span text:style-name="T104">4.0 Ice Cream Sandwich</text:span></text:p>
            </text:list-item>
          </text:list>
        </text:list-item>
      </text:list>
      <text:p text:style-name="P42"><text:span text:style-name="Strong_20_Emphasis"><text:span text:style-name="T106">Android Ice Cream Sandwich</text:span></text:span> adalah versi yang dirilis dengan perubahan yang baru, desain halus, sederhana, indah dan pintar. Sistem operasi Android ini berdasarkan Linux kernel 3.0.1, yang dirilis ke publik pada Oktober 2011.</text:p>
      <text:list xml:id="list222811603118931" text:continue-numbering="true" text:style-name="Numbering_20_123">
        <text:list-item>
          <text:list>
            <text:list-header>
              <text:p text:style-name="P86"/>
              <text:p text:style-name="P86"/>
            </text:list-header>
            <text:list-item>
              <text:p text:style-name="P86"><text:soft-page-break/>Android Versi <text:span text:style-name="T104">4.1 Jelly Bean</text:span></text:p>
            </text:list-item>
          </text:list>
        </text:list-item>
      </text:list>
      <text:p text:style-name="P42"><text:span text:style-name="Strong_20_Emphasis"><text:span text:style-name="T106">Android Jelly Bea</text:span></text:span><text:span text:style-name="Strong_20_Emphasis"><text:span text:style-name="T107">n</text:span></text:span> adalah versi yang memiliki fitur cepat dan halus dilengkapi grafis. Google mengumumkan Android Jelly Bean 4.1 pada Juni 2012. Sistem operasi berdasarkan Linux kernel 3.0.31, <text:span text:style-name="T116">dengan </text:span>tujuan utama meningkatkan fungsi dan kinerja antarmuka pengguna, menggunakan antisipasi sentuh, triple buffering. Android Jelly Bean memiliki fokus pada kinerja, memperkenalkan sinkronisasi vertical (Vsync) untuk meningkatkan grafis.</text:p>
      <text:list xml:id="list222811336444511" text:continue-numbering="true" text:style-name="Numbering_20_123">
        <text:list-item>
          <text:list>
            <text:list-item>
              <text:p text:style-name="P86">Android Versi <text:span text:style-name="T104">4.4 KitKat</text:span></text:p>
            </text:list-item>
          </text:list>
        </text:list-item>
      </text:list>
      <text:p text:style-name="P44"><text:span text:style-name="Strong_20_Emphasis"><text:span text:style-name="T106">Android KitKat</text:span></text:span> adalah versi sistem yang cerdas, sederhana, merupakan sebuah desain lebih halus, meningkatkan kinerja, dan fitur baru. Android KitKat 4.4 memulai sistemnya pada Nexus Google 5 pada Oktober 2013, dan dioptimalkan untuk bekerja pada rentang yang lebih besar dari perangkat versi Android sebelumnya.</text:p>
      <text:list xml:id="list222809881006749" text:continue-numbering="true" text:style-name="Numbering_20_123">
        <text:list-item>
          <text:list>
            <text:list-item>
              <text:p text:style-name="P88">Android Versi <text:span text:style-name="T104">5.0 Lollipop</text:span></text:p>
            </text:list-item>
          </text:list>
        </text:list-item>
      </text:list>
      <text:p text:style-name="P42"><text:span text:style-name="Strong_20_Emphasis"><text:span text:style-name="T106">Android Lollipop</text:span></text:span> adalah versi yang memiliki kecerdasan pada layar besar maupun kecil, diresmikan <text:span text:style-name="T117">pada</text:span> Juni 2014, tersedia resmi sebagai update over-the-air (OTA) November 2014, memiliki fitur antarmuka yang di desain ulang, dibangun dengan desain responsi<text:span text:style-name="T117">f.</text:span></text:p>
      <text:list xml:id="list222809762950759" text:continue-numbering="true" text:style-name="Numbering_20_123">
        <text:list-item>
          <text:list>
            <text:list-item>
              <text:p text:style-name="P89"><text:span text:style-name="T44"><text:s/>Android Versi </text:span><text:bookmark text:name="11_OS_Android_Versi_60_Marshmallow"/>6.0 Marshmallow</text:p>
            </text:list-item>
          </text:list>
        </text:list-item>
      </text:list>
      <text:p text:style-name="P42"><text:span text:style-name="Strong_20_Emphasis"><text:span text:style-name="T106">Android Marshmallow </text:span></text:span><text:span text:style-name="Strong_20_Emphasis"><text:span text:style-name="T108">p</text:span></text:span>ertama kali diperkenalkan <text:span text:style-name="T118">pada</text:span> Mei 2015 dengan kode nama Android M, secara resmi dirilis pada Oktober 201<text:span text:style-name="T118">5. </text:span>Beberapa fitur baru yang ada di Marshmallow di antaranya adalah: Doze untuk menghemat baterai, dukungan sensor sidik jari untuk buka kunci layar, dukungan USB tipe C, dan fitur percobaan Multi-Window agar penggunanya bisa memakai 2 aplikasi berbeda dalam 1 layar.</text:p>
      <text:list xml:id="list222810039532945" text:continue-numbering="true" text:style-name="Numbering_20_123">
        <text:list-item>
          <text:list>
            <text:list-item>
              <text:p text:style-name="P90"><text:soft-page-break/>Android Versi <text:span text:style-name="T104">7.0 Nougat</text:span></text:p>
            </text:list-item>
          </text:list>
        </text:list-item>
      </text:list>
      <text:p text:style-name="P43"><text:span text:style-name="Strong_20_Emphasis"><text:span text:style-name="T106">Android Nougat </text:span></text:span><text:span text:style-name="Strong_20_Emphasis"><text:span text:style-name="T109">dirilis pada 22 Agustus 2016 merupakan</text:span></text:span> sistem operasi yang memperkenalkan perubahan penting untuk platform dan pengembangan, termasuk kemampuan untuk menampilkan beberapa aplikasi di layar sekaligus dalam tampilan layar terpisah, dukungan untuk balasan pemberitahuan, dan pembaruan sistem mulus pada perangkat yang didukung.</text:p>
      <text:list xml:id="list222811234419170" text:continue-numbering="true" text:style-name="Numbering_20_123">
        <text:list-item>
          <text:list>
            <text:list-item>
              <text:p text:style-name="P91">Android Versi <text:span text:style-name="T104">8.0 Oreo</text:span></text:p>
            </text:list-item>
          </text:list>
        </text:list-item>
      </text:list>
      <text:p text:style-name="P42"><text:span text:style-name="Strong_20_Emphasis"><text:span text:style-name="T106">Android Oreo</text:span></text:span> dirilis sebagai preview pengembang pada Maret 2017, dengan gambar pabrik untuk perangkat Nexus dan Pixel saat ini. Pratinjau pengembang terakhir dirilis pada Juli 2017, dengan versi stabil yang dirilis pada Agustus 2017.<text:span text:style-name="T119"> T</text:span>ampilan UI di versi Oreo kini lebih rapi dan segar. Tampilannya pun lebih difokuskan untuk memudahkan pengguna mengakses aplikasi dan mencari informasi yang dibutuhkan.</text:p>
      <text:list xml:id="list222810541269522" text:continue-numbering="true" text:style-name="Numbering_20_123">
        <text:list-item>
          <text:list>
            <text:list-item>
              <text:p text:style-name="P92">Android Versi <text:span text:style-name="T104">9.0 Pie</text:span></text:p>
            </text:list-item>
          </text:list>
        </text:list-item>
      </text:list>
      <text:p text:style-name="P46"><text:bookmark text:name="14_OS_Android_Versi_90_Pie"/><text:span text:style-name="T119">Android Pie dirilis pada </text:span>6 Agustus 2018, Android Pie sudah didukung kemampuan kecerdasan buatan (AI) <text:span text:style-name="T119">menjadi</text:span> semakin pintar karena bisa mempelajari pola penggunaan secara otomatis. Android Pie juga bisa menganalisa waktu pemakaian Hp dan mengingatkanmu jika terlalu lama menggunakan Hp.</text:p>
      <text:list xml:id="list222810293521330" text:continue-numbering="true" text:style-name="Numbering_20_123">
        <text:list-item>
          <text:p text:style-name="P77">Android SDK</text:p>
        </text:list-item>
      </text:list>
      <text:p text:style-name="P18">Android SDK merupakan tools Application Programming Interface (API) yang diperlukan untuk memulai mengembangkan aplikasi pada Android menggunakan bahasa pemograman Java <text:span text:style-name="T102">(Safaat, 2014).</text:span></text:p>
      <text:p text:style-name="P18">Android SDK merupakan tools bagi para programmer yang ingin mengembangkan aplikasi berbasis google android <text:span text:style-name="T103">(Mutia, 2018). </text:span><text:soft-page-break/><text:span text:style-name="T103">P</text:span>latform Android SDK mencakup seperangkat alat pengembangan yang komprehensif. Android SDK terdiri dari debugger, libraries, handset emulator, dokumentasi, contoh kode, dan tutorial. Saat ini Android sudah mendukung arsitektur x86 pada Linux (distribusi Linux apapun untuk desktop modern), Mac OS X 10.4.8 atau lebih, Windows XP atau Vista. Persyaratan mencakup JDK, Apache Ant dan Python 2.2 atau yang lebih baru. IDE yang didukung secara resmi adalah Eclipse 3.2 atau lebih dengan menggunakan plugin Android Development Tools (ADT), dengan ini pengembang dapat menggunakan teks editor untuk mengedit file Java dan XML serta menggunakan peralatan command line untuk menciptakan, membangun, melakukan debug aplikasi Android dan pengendalian perangkat Android (misalnya, reboot, menginstal paket perangkat lunak dengan jarak jauh).</text:p>
      <text:list xml:id="list222811356660445" text:continue-numbering="true" text:style-name="Numbering_20_123">
        <text:list-item>
          <text:p text:style-name="P78"><text:s/>Database</text:p>
        </text:list-item>
      </text:list>
      <text:p text:style-name="P11"><text:span text:style-name="T76">Database adalah sekumpulan tabel atau objek lain (indeks, view, <text:s/>dan lain</text:span>–<text:span text:style-name="T76">lain). Tujuan utama pembuatan database adalah untuk memudahkan dalam mengakses data. Data dapat ditambahkan, diubah, atau dibaca dengan relatif mudah dan cepat (Rubiati, 2018</text:span><text:span text:style-name="T77">).</text:span></text:p>
      <text:p text:style-name="P35">Warsito dkk, (2015 : 29), <text:span text:style-name="T86">mendefinisikan bahwa:</text:span></text:p>
      <text:p text:style-name="P40"><text:s/>“<text:span text:style-name="T86">D</text:span>atabase adalah struktur penyimpanan data. Untuk menambah, mengakses dan memproses data yang disimpan dalam sebuah database komputer, diperlukan sistem manajemen database seperti MySQL Server.”</text:p>
      <text:p text:style-name="P19"/>
      <text:list xml:id="list222811423690757" text:continue-numbering="true" text:style-name="Numbering_20_123">
        <text:list-item>
          <text:p text:style-name="P79"><text:s text:c="2"/>Firebase</text:p>
        </text:list-item>
      </text:list>
      <text:p text:style-name="P20">Firebase adalah salah satu layanan yang dikenal bagian dari perusahaan Google untuk memudahkan para pengembang perangkat lunak dalam mengembangkan aplikasi khususnya untuk aplikasi mobile. Firebase didirikan oleh Andrew Lee <text:s/>dan James Tamplin dengan nama <text:soft-page-break/>perusahaan Envolve pada tahun 2011. Firebase <text:span text:style-name="T15">Realtime Databa</text:span>se adalah salah satu produk yang pertama kali mereka kembangkan (Guntoro, 2019).</text:p>
      <text:p text:style-name="isi_20_anak_20_pasal">Pengembangan aplikasi Android menggunakan Firebase sangat membantu para developers untuk membuat aplikasi yang berkualitas tinggi dan dapat menumbuhkan basis pengguna yang interaktif. Berbagai fitur canggih dapat diterapkan pada aplikasi yang dibuat, seperti backend system, analisis, serta fitur pertumbuhan dan monetisasi. Menggunakan Firebase dapat menghemat waktu karena memungkinkan untuk mengelola sedikit integrasi dalam aplikasi. Hal tersebut dapat terjadi karena Firebase memiliki API intuitif dikemasdalam satu paket SDK (Android Developers, Mengenal Android Studio, 2019).</text:p>
      <text:list xml:id="list2406459436" text:style-name="L4">
        <text:list-item>
          <text:p text:style-name="P100"><text:span text:style-name="T32"><text:s/>Firebase </text:span><text:span text:style-name="T26">Realtime Database</text:span></text:p>
        </text:list-item>
      </text:list>
      <text:p text:style-name="P63">Salah satu fitur yang dimiliki oleh Firebase adalah sebuah layanan basis data yang dapat disinkronkan secara realtime kepada permintaan klien yang terhubung. Data disimpan dalam format JSON. Saat mengembangkan aplikasi lintas platform seperti Android, iOS, maupun JavaScript, semua klien berbagi sebuah <text:span text:style-name="T15">instance Realtime Database</text:span> dan menerima update data terbaru yang sama dan secara otomatis (Firebase, Firebase <text:span text:style-name="T15">Realtime Database</text:span>, 2019).</text:p>
      <text:list xml:id="list222810854839785" text:continue-numbering="true" text:style-name="L4">
        <text:list-item>
          <text:p text:style-name="P101"><text:span text:style-name="T31"><text:s/>Firebase</text:span><text:span text:style-name="T120"> </text:span><text:span text:style-name="T25">Cloud Storage</text:span></text:p>
        </text:list-item>
      </text:list>
      <text:p text:style-name="P42">Salah satu fitur dari layanan Firebase ini merupakan layanan penyimpanan objek yang dapat diandalkan. Sangat sederhana, hemat biaya, mudah, dan aman.Cara kerja dari Firebase Cloud Storagesangat mudah dipahami. Umumnya developer menggunakan Firebase SDK <text:span text:style-name="T15">Cloude Storage</text:span> untuk proses unggah dan unduh file langsung dari klien. Yang menarik adalah jika koneksi internet dari sisi klien buruk, maka klien dapat mencoba proses tersebut dari posisi terakhir saat proses terhenti karena koneksi buruk. Sehingga <text:soft-page-break/>dapat menghemat waktu dan bandwidth pengguna (Firebase, <text:span text:style-name="T15">Cloud Storage</text:span>, 2019)</text:p>
      <text:list xml:id="list2920373009" text:style-name="L5">
        <text:list-header>
          <text:p text:style-name="P102"/>
        </text:list-header>
      </text:list>
      <text:list xml:id="list222809972683355" text:continue-list="list222811423690757" text:style-name="Numbering_20_123">
        <text:list-item>
          <text:p text:style-name="P79"><text:s text:c="2"/>UML</text:p>
        </text:list-item>
      </text:list>
      <text:p text:style-name="P16"><text:span text:style-name="T88">Berikut ini definisi </text:span><text:span text:style-name="T89">Unified Modeling Language</text:span><text:span text:style-name="T88"> (UML) menurut para ahli: </text:span></text:p>
      <text:p text:style-name="P16">UML Menurut Yusuf dkk dalam jurnal CCIT Vol.8 No.2 (2015:29), <text:span text:style-name="T87">yaitu:</text:span></text:p>
      <text:p text:style-name="P38">“UML (<text:span text:style-name="T15">Unified Modelling Language</text:span>) adalah himpunan struktur dan teknik untuk permodelan desain program berorientasi objek (OOP) serta aplikasinya. UML adalah metodologi untuk mengembangkan sistem OOP danseperangkat tool untuk mendukung pengembangan sistem tersebut”.</text:p>
      <text:p text:style-name="P59"/>
      <text:p text:style-name="P21">UML adalah sebuah teknik pengembangan sistem yang menggunakan bahasa grafis sebagai alat untuk pendokumentasian dan melakukan spesifikasi pada sistem <text:span text:style-name="T122">(Mulyani, 2016:48).</text:span></text:p>
      <text:p text:style-name="P17"><text:span text:style-name="T15">Unified Modeling Language</text:span> (UML) adalah Bahasa standar untuk pemodelan perangkat lunak dan untuk model proses bisnis dan memiliki muncul sebagai standar umum untuk pemodelan berorientasi objek. (Touseef, Anwer, Hussain, &amp; Nadeem, 2015).</text:p>
      <text:p text:style-name="isi_20_anak_20_pasal">UML yaitu suatu metode permodelan secara visual untuk sarana perancangan sistem berorientasi objek atau sebagai suatu bahasa yang sudah menjadi standar pada visualisasi, perancangan dan juga pendokumentasian sistem <text:span text:style-name="T98">s</text:span>oftware (Sora N, 2015)</text:p>
      <text:p text:style-name="P21">UML merupakan bahasa <text:s/>visual untuk pemodelan dan komunikasi mengenai sebuah sistem dengan <text:s/>menggunakan diagram dan teks-teks pendukung. UML hanya berfungsi untuk <text:span text:style-name="T122">melakukan pemodelan (Sukamto dan Shalahuddin, 2015:137)</text:span><text:span text:style-name="T100">.</text:span></text:p>
      <text:p text:style-name="P22"><text:span text:style-name="T90">Berdasarkan beberapa pendapat yang dikemukakan diatas dapat ditarik kesimpulan bahwa “</text:span><text:span text:style-name="T91">Unified Modeling Language</text:span><text:span text:style-name="T90"> (UML) adalah </text:span><text:soft-page-break/><text:span text:style-name="T90">sebuah bahasa yang berdasarkan grafik atau gambar untuk menvisualisasikan, menspesifikasikan, membangun dan pendokumentasian dari sebuah sistem pengembangan perangkat lunak berbasis OO (</text:span><text:span text:style-name="T91">Object Oriented</text:span><text:span text:style-name="T90">)”.</text:span></text:p>
      <text:p text:style-name="isi_20_anak_20_pasal">Adapun beberapa diagram yang termasuk dalam UML menurut Sukamto dan Shalahuddin (2015:155), <text:span text:style-name="T123">a</text:span>dalah sebagai berikut:</text:p>
      <text:list xml:id="list222810650252373" text:continue-numbering="true" text:style-name="Numbering_20_123">
        <text:list-item>
          <text:list>
            <text:list-item>
              <text:p text:style-name="P93">Use Case Diagram </text:p>
            </text:list-item>
          </text:list>
        </text:list-item>
      </text:list>
      <text:p text:style-name="P56">Sukamto dan Shalahuddin (2015:155) mengemukakan bahwa:</text:p>
      <text:p text:style-name="P58">“Use case atau diagram use case merupakan pemodelan untuk kelakukan (behavior) sistem informasi yang akan dibuat. Use case mendeskripsikan sebuah interaksi antara satu atau lebih aktor dengan sistem informasi yang dibuat”.</text:p>
      <text:p text:style-name="P57">Use case diagram <text:span text:style-name="T124">adalah</text:span> diagram yang digunakan untuk menggambarkan hubungan antara sistem dengan aktor <text:span text:style-name="T124">(Mulyani, 2016:49)</text:span> </text:p>
      <text:list xml:id="list222809858907771" text:continue-numbering="true" text:style-name="Numbering_20_123">
        <text:list-item>
          <text:list>
            <text:list-item>
              <text:p text:style-name="P94"><text:span text:style-name="T22">Activity </text:span><text:span text:style-name="T23">Diagram</text:span></text:p>
            </text:list-item>
          </text:list>
        </text:list-item>
      </text:list>
      <text:p text:style-name="P50"><text:s/>Diagram aktivitas atau activity diagram menggambarkan workflow (aliran kerja) atau aktivitas dari sebuah sistem atau proses bisnis atau menu yang ada pada perangkat lunak <text:span text:style-name="T125">(</text:span>Sukamto dan Shalahuddin, 2015 : 161)</text:p>
      <text:list xml:id="list222810796239859" text:continue-numbering="true" text:style-name="Numbering_20_123">
        <text:list-item>
          <text:list>
            <text:list-item>
              <text:p text:style-name="P95"><text:span text:style-name="T15">Class </text:span><text:span text:style-name="T28">Diagram</text:span></text:p>
            </text:list-item>
          </text:list>
        </text:list-item>
      </text:list>
      <text:p text:style-name="P52"><text:span text:style-name="T24">Class </text:span><text:span text:style-name="T15">diagram</text:span> menggambarkan struktur sistem dari segi pendefinisian kelas-kelas yang akan dibuat untuk membangun sistem <text:span text:style-name="T126">(Sukamto dan Shalahuddin, 2015:171).</text:span> Diagram kelas dibuat agar pembuat program atau programmer membuat kelas-kelas sesuai rancangan di dalam diagram kelas agar antara dokumentasi perancangan dan perangkat lunak sinkron.</text:p>
      <text:p text:style-name="P54"/>
      <text:p text:style-name="P53"/>
      <text:list xml:id="list222810538337282" text:continue-numbering="true" text:style-name="Numbering_20_123">
        <text:list-item>
          <text:p text:style-name="P83"><text:soft-page-break/><text:s text:c="2"/><text:span text:style-name="T84">Bahasa Pemrograman </text:span>Java</text:p>
        </text:list-item>
      </text:list>
      <text:p text:style-name="P51">Lengkong, Sinsuw, &amp; Lumenta, <text:span text:style-name="T87">(</text:span>2015<text:span text:style-name="T87">)</text:span> <text:span text:style-name="T87">telah mendefinisikan bahwa:</text:span></text:p>
      <text:p text:style-name="P39">“Java adalah bahasa berorientasi objek yang dapat digunakan untuk pengembangan aplikasi mandiri, aplikasi berbasis internet, serta aplikasi untuk perangkat perangkat cerdas yang dapat berkomunikasi lewat internet atau jaringan komunikasi” </text:p>
      <text:p text:style-name="P49">Java Development Kit (JDK) adalah sekumpulan perangkat lunak yang dapat kamu gunakan untuk mengembangkan perangkat lunak yang berbasis Java (Juansyah, 2015).</text:p>
      <text:p text:style-name="P12"><text:span text:style-name="T105">Bahasa Java Menurut AS Rosa (2015) Java dikembangkan oleh perusahaan Sun Microsystem. Java menurut definisi dari Sun Microsystem adalah nama untuk sekumpulan teknologi untuk membuat dan menjalankan perangkat lunak pada komputer </text:span>standalone ataupun pada lingkungan jaringan. Java 2 adalah generasi kedua dari java platform.</text:p>
      <text:p text:style-name="P23">Berdasarkan beberapa pendapat diatas, maka dapat disimpulkan bahwa Java merupakan bahasa pemrograman berorientasi objek yang dapat digunakan untuk membuat dan menjalankan perangkat lunak pada komputer dan berbagai platform. Java merupakan salah satu bahasa pemrograman yang mampu bekerja dengan sebuah database dan memiliki aturan pemrograman tersendiri yang dapat membangun suatu aplikasi seperti membangun aplikasi pada system operasi Android.</text:p>
      <text:list xml:id="list222810023588465" text:continue-list="list826621308" text:style-name="L1">
        <text:list-header>
          <text:p text:style-name="P69"/>
        </text:list-header>
        <text:list-item>
          <text:p text:style-name="P69">Penelitian Sebelumnya</text:p>
          <text:p text:style-name="P103"><text:s text:c="7"/>Mengidentifikasi metode yang pernah dilakukan atau penelitian yang mengembangkan penelitian sebelumnya, mengetahui orang lain yang memiliki sebuah spesialisasi serta penelitian sebelumnya. literatur review tersebut antara lain:</text:p>
        </text:list-item>
      </text:list>
      <text:list xml:id="list3086969577" text:style-name="L6">
        <text:list-item>
          <text:p text:style-name="P70"><text:soft-page-break/><text:span text:style-name="T53">Jodi Hendrawan, Ika Devi Perwitasari, </text:span><text:span text:style-name="T57">dan </text:span><text:span text:style-name="T53">Dilla Senjani; </text:span><text:span text:style-name="T62">2019,</text:span><text:span text:style-name="T53"> </text:span><text:span text:style-name="T62">J</text:span><text:span text:style-name="T54">urnal Ilmih </text:span><text:span text:style-name="T62">C</text:span><text:span text:style-name="T54">ore IT; Universitas Pembangunan Pancabudi; </text:span><text:span text:style-name="T68">“Aplikasi Pemilihan Ketua OSIS Berbasis Android pada SMP Budi </text:span><text:span text:style-name="T69">Utomo Medan</text:span><text:span text:style-name="T53">”; Aplikasi android </text:span><text:span text:style-name="T57">merupakan</text:span><text:span text:style-name="T53"> sebuah aplikasi yang memungkinkan melakukan mobilitas dengan menggunakan perlengkapan seperti PDA, telepon seluler atau Handphone. </text:span><text:span text:style-name="T57">Akan tetapi k</text:span><text:span text:style-name="T53">endala yang dihadapi menjelang pemilihan pengurus OSIS di SMP Budi Utomo diantaranya persiapan saat pemilihan pengurus OSIS yang baru banyak menyita waktu, mulai dari menyiapkan alat-alat yang diperlukan dalam Pemilu, sampai memilih calon-calon yang berkualitas. M</text:span><text:span text:style-name="T55">aka <text:s/>di</text:span><text:span text:style-name="T53">buat</text:span><text:span text:style-name="T55">nya</text:span><text:span text:style-name="T53"> sistem yang dapat mempermudah sekolah SMP Budi Utomo dalam melakukan pemilihan ketua OSIS dengan menggunakan aplikasi yang di kembangkan pada perangkat smartphone yang berbasis android. Sehingga dapat lebih membantu pihak sekolah tanpa membuang waktu dan tenaga. Aplikasi yang dibuat menggunakan bahasa pemrograman C# yang berbasis android dalam melakukan pemilihan kandidiat ketua OSIS. Perancangan sistem menggunakan metode Waterfall sehingga lebih mudah dikembangkan dan menggunakan UML untuk pemodelan sistem secara visual. Dengan adanya aplikasi pemilihan ketua OSIS berbasis android menjadi lebih efektif dan efisien. </text:span><text:span text:style-name="T56">Hasil dari penilitian tersebut adalah Aplikasi untuk pemungutan suara pada pemilihan ketua OSIS di SMP Budi Utomo Binjai dibangun dengan menggunakan software visual studio 2017 yang dapat membuat aplikasi yang berbasis android dengan menuliskan kode program dengan bahasa pemrograman C#. Dalam membantu proses pemilihan ketua OSIS pada Sekolah SMP Budi Utomo ini, siswa hanya perlu menggunakan aplikasi yang telah dirancang dan melakukan login dengan nomor induk siswa (NIS) dan password yang telah diberikan untuk memilih calon kandidat ketua OSIS yang baru.</text:span></text:p>
        </text:list-item>
        <text:list-item>
          <text:p text:style-name="P71"><text:span text:style-name="T53">Citra Adawiyana </text:span><text:span text:style-name="T58">dan </text:span><text:span text:style-name="T53">Danar Ardian Pratama; </text:span><text:span text:style-name="T63">2016; e-journal Poltektegal;</text:span><text:span text:style-name="T58"> Politeknik Harapan Bersama Tegal; yang berjudul </text:span><text:span text:style-name="T70">“Ra</text:span><text:span text:style-name="T71">ncang</text:span><text:span text:style-name="T70"> A</text:span><text:span text:style-name="T71">plikasi</text:span><text:span text:style-name="T70"> </text:span><text:soft-page-break/><text:span text:style-name="T70">Pe</text:span><text:span text:style-name="T71">milihan Ketua</text:span><text:span text:style-name="T70"> OSIS Pa</text:span><text:span text:style-name="T71">da</text:span><text:span text:style-name="T70"> SMK </text:span><text:span text:style-name="T69">B</text:span><text:span text:style-name="T71">ina</text:span><text:span text:style-name="T69"> I</text:span><text:span text:style-name="T71">slam</text:span><text:span text:style-name="T69"> Ma</text:span><text:span text:style-name="T71">ndiri</text:span><text:span text:style-name="T69"> Ke</text:span><text:span text:style-name="T71">rsana</text:span><text:span text:style-name="T69"> Br</text:span><text:span text:style-name="T71">ebes</text:span><text:span text:style-name="T69"> Be</text:span><text:span text:style-name="T71">rbasis</text:span><text:span text:style-name="T69"> We</text:span><text:span text:style-name="T71">b”;</text:span><text:span text:style-name="T69"> </text:span><text:span text:style-name="T53">Voting adalah kegiatan yang sangat menentukan pada saat perhelatan pemilihan, persoalan yang </text:span><text:span text:style-name="T88">menjadi fokus perhatian bagi panitia penyelenggara pemilihan adalah bagaimana proses pemungutan suara dapat menjamin azas langsung, umum, bebas dan rahasia serta bagaimana hasil perhitungan suara dapat berlangsung jujur transparan, dan dapat diakses oleh publik. Salah satu kegiatan yang belum tersentuh teknologi yaitu proses pemilihan Ketua Organisasi Siswa Intra Sekolah (OSIS), di sekolah-sekolah semua prosesnya kebanyakan masih dilakukan secara manual, hal ini dirasa kurang efektif dengan berkembangnya teknologi sekarang ini. Untuk memenuhi hal tersebut maka dibangun sebuah aplikasi E-voting berbasis Web PHP. Sistem ini dibangun menggunakan software Macromedia Dreamweaver dan dengan menggukana bahasa pemograman PHP. Sistem ini menggunakan browser untuk melaksanakan voting, diharapkan akan memberikan hasil voting yang akurat, cepat dan terpercaya serta </text:span><text:span text:style-name="T96">dapat</text:span><text:span text:style-name="T88"> mengurangi angka siswa yang tidak memilih dan tidak akan mengganggu proses belajar mengajar. Metode penelitian dalam pengumpulan data yang digunakan yaitu observasi pada objek penelitian, wawancara dengan narasumber dan studi literatur yang berhubungan dengan permasalahan yang ada. Perancangan menggunakan Unified Modelling Language. Program yang dibuat menggunakan bahasa PHP dengan database MySQL. Hasil yang dicapai dalam pembuatan aplikasi pemilihan ketua osis SMK Bina Islam Mandiri Kersana Brebes dapat mengotimalkan pemilihan ketua osis secara efektif dan efesien. Dengan dibuatnya E-Pilketos pada SMK Bina Islam Mandiri Kersana Brebes diharapkan siswa dapat melakukan pemilihan ketua osis lebih mudah tanpa adanya membuka kertas lagi serta mempermudah panitia untuk melakukan perhitungan dari hasil pemilihan ketua </text:span><text:span text:style-name="T97">OSIS</text:span><text:span text:style-name="T88">.</text:span></text:p>
        </text:list-item>
        <text:list-item>
          <text:p text:style-name="P71"><text:span text:style-name="T53">A. Gunawan, Ramdhan Saepul Rohman, Andika Purnama </text:span><text:span text:style-name="T59">dan </text:span><text:span text:style-name="T53">Gunawan </text:span><text:span text:style-name="T59">dari jurnal Swabum; </text:span><text:span text:style-name="T64">2018; Vol.6 No.2; AMIK BSI Sukabumi; </text:span><text:span text:style-name="T59"><text:s/>yang </text:span><text:soft-page-break/><text:span text:style-name="T59">berjudul </text:span><text:span text:style-name="T74">“Aplikasi Mobile Voting Berbasis Android </text:span><text:span text:style-name="T92">U</text:span><text:span text:style-name="T93">ntuk Pemilihan</text:span><text:span text:style-name="T92"> K</text:span><text:span text:style-name="T93">etua</text:span><text:span text:style-name="T92"> OSIS D</text:span><text:span text:style-name="T93">engan Model</text:span><text:span text:style-name="T92"> RAD S</text:span><text:span text:style-name="T93">tudi Kasus</text:span><text:span text:style-name="T92"> SMAN 1 P</text:span><text:span text:style-name="T94">arungkuda</text:span><text:span text:style-name="T92">”; <text:s/></text:span><text:span text:style-name="T88"><text:s/>Penggunaan voting sebagai media dalam membuat keputusan yang berkaitan dengan hajat hidup orang banyak telah dimulai sejak lama. Voting merupakan kegiatan yang sangat menentukan pada setiap perhelatan pemilihan, banyak varian kepentingan yang harus diakomodir di dalamnya, bagaimana regulasi atau peraturan yang disepakati dan menjadi aturan main, siapa yang dipilih dan siapa yang berhak memilih. SMA Negeri 1 Parungkuda selama ini dalam menentukan pemilihan ketua osis menggunakan metode voting (pemungutan suara) secara konvensional yaitu dengan cara semua siswa pada setiap kelasnya diberikan lembar yang berisi nama calon-calon yang dimajukan sebagai calon ketua osis, kemudian siswa akan menceklis nomor salah satu dari calon tersebut. RAD merupakan perangkat lunak yang menekankan siklus perkembangan dalam waktu yang singkat. RAD menggunakan metode berulang dalam mengembangkan sistem dimana model bekerja sistem dikonstruksikan di awal tahap pengembangan dengan tujuan menetapkan kebutuhan pengguna. Dalam penulisan skripsi ini di terapkan teknologi mobile voting berbasis android dengan model RAD untuk pemilian ketua osis pada SMA Negeri 1 Parungkuda. </text:span><text:span text:style-name="T95">Hasil dari penelitian ini adalah melalui a</text:span><text:span text:style-name="T88">plikasi ini dapat mempermudah bagi pihak </text:span><text:span text:style-name="T95">s</text:span><text:span text:style-name="T88">ekolah dalam penginputan data, pengolahan data, </text:span><text:span text:style-name="T95">p</text:span><text:span text:style-name="T88">enentuan </text:span><text:span text:style-name="T95">k</text:span><text:span text:style-name="T88">etua O</text:span><text:span text:style-name="T95">SIS</text:span><text:span text:style-name="T88"> serta penyimpanan data-data yang ada, dapat membantu dalam menyampaikan tentang </text:span><text:span text:style-name="T95">p</text:span><text:span text:style-name="T88">enentuan Ketua O</text:span><text:span text:style-name="T95">SIS</text:span><text:span text:style-name="T88"> agar lebih cepat, hemat waktu, hemat biaya serta tepat dalam pengambilan keputusan. Sehingga menghasilkan sistem yang tepat, cepat, akurat dan transparan.</text:span></text:p>
        </text:list-item>
        <text:list-item>
          <text:p text:style-name="P71"><text:span text:style-name="T53">Siti Hawani Rangkuti, Kristina Simatupang, Cemsi Situmeang, Huberto Pakpahan </text:span><text:span text:style-name="T60">dan </text:span>M. Diarmansyah Batubara; <text:span text:style-name="T130">2019; urnal Mantik Penusa; </text:span>Volume 3; <text:span text:style-name="T127">Universitas Prima Indonesia; yang berjudul </text:span><text:span text:style-name="T121">“A</text:span><text:span text:style-name="T13">plikasi Pemilihan Ketua</text:span><text:span text:style-name="T121"> OSIS </text:span><text:span text:style-name="T13">Dengan Metode</text:span><text:span text:style-name="T121"> SMART </text:span><text:span text:style-name="T120">(SI</text:span><text:span text:style-name="T13">imple</text:span><text:span text:style-name="T120"> M</text:span><text:span text:style-name="T13">ulti</text:span><text:span text:style-name="T120"> </text:span><text:soft-page-break/><text:span text:style-name="T120">A</text:span><text:span text:style-name="T13">ttribute</text:span><text:span text:style-name="T120"> R</text:span><text:span text:style-name="T13">ating</text:span><text:span text:style-name="T120"> T</text:span><text:span text:style-name="T13">echnique</text:span><text:span text:style-name="T120">) B</text:span><text:span text:style-name="T13">erbasis Android”</text:span><text:span text:style-name="T11">. Dalam dunia pendidikan, teknologi berperan sangat penting untuk menunjang proses belajar mengajar dan kegiatan yang ada disekolah. Dalam kegiatan sekolah yang wajib dilakukan setiap tahun yaitu pemilihan </text:span>ketua OSIS yang dilakukan dengan memberi penilaian terhadap siswa. Penilaian tersebut dilakukan untuk mengetahui peringkat siswa untuk dapat menjadi ketua OSIS karena OSIS menjadi s<text:span text:style-name="T128">a</text:span>lah satu organisasi yang sering diberi tanggung jawab oleh pihak sekolah untuk merencanakan kegiatan. Dalam proses pemilihan ketua <text:span text:style-name="T12">OSIS</text:span> saat ini masih kurang efektif dikarenakan masih secara konvensional, dengan adanya aplikasi ini, <text:span text:style-name="T128">diharapkan</text:span> siswa <text:span text:style-name="T128">dapat</text:span> memilih ketua osis dengan kriteria seperti <text:span text:style-name="T128">vi</text:span>si, <text:span text:style-name="T128">m</text:span>isi, <text:span text:style-name="T128">p</text:span>engetahuan, <text:span text:style-name="T128">t</text:span>anggung <text:span text:style-name="T128">j</text:span>awab, <text:span text:style-name="T128">d</text:span>isiplin, <text:span text:style-name="T128">dan k</text:span>omunikasi. <text:s/>Hasil dari penelitian ini diharapkan dapat membantu dalam pemlihan ketua osis secara cepat dan tepat dan dapat membantu pihak sekolah dalam meningkatkan kualitas belajar mengajar <text:span text:style-name="T128">serta </text:span>dapat mempermudah pihak <text:span text:style-name="T129">s</text:span>ekolah dalam <text:span text:style-name="T129">p</text:span>emilihan Ketua OSIS.</text:p>
        </text:list-item>
        <text:list-item>
          <text:p text:style-name="P71"><text:span text:style-name="T53">Vania Harianto Putri Tjandra </text:span><text:span text:style-name="T61">dan </text:span><text:span text:style-name="T53">Nina Setiyawati; </text:span><text:span text:style-name="T65">2019; </text:span><text:span text:style-name="T53"><text:s/></text:span><text:span text:style-name="T66">J</text:span><text:span text:style-name="T61">urnal sistem informasi dan teknologi; Universitas Kristen Satya Wacana Salatiga; yang berjudul “</text:span><text:span text:style-name="T72">Perancangan Apikasi E-voting Berbasis Android Dengan </text:span><text:span text:style-name="T69">Te</text:span><text:span text:style-name="T72">knologi</text:span><text:span text:style-name="T69"> Fi</text:span><text:span text:style-name="T72">rebase</text:span><text:span text:style-name="T69"> (St</text:span><text:span text:style-name="T72">udi Kasus</text:span><text:span text:style-name="T69">: Pe</text:span><text:span text:style-name="T72">milihan</text:span><text:span text:style-name="T69"> Ke</text:span><text:span text:style-name="T72">tua</text:span><text:span text:style-name="T69"> HMP FTI UKSW</text:span><text:span text:style-name="T53">)”; Voting m</text:span><text:span text:style-name="T61">erupakan</text:span><text:span text:style-name="T53"> metode pengambilan keputusan. Contoh kegiatan voting adalah pemilihan Ketua Himpunan Mahasiswa Program Studi (HMP) Fakultas Teknologi Informasi (FTI) di Universitas Kristen Satya Wacana (UKSW) yang masih dilakukan secara konvensional. Namun, kendala yang terjadi adalah sebagian besar mahasiswa dari setiap program studi tidak dapat menggunakan hak suaranya karena terhalang kegiatan lainnya. Sehingga dibutuhkan suatu sistem yang dapat memudahkan kegiatan voting. Tujuan dari penelitian </text:span><text:span text:style-name="T61">tersebut </text:span><text:span text:style-name="T53">adalah membangun aplikasi voting berbasis mobile android untuk memfasilitasi mahasiswa agar dapat memberikan hak suara hanya </text:span><text:soft-page-break/><text:span text:style-name="T53">dengan menggunakan smartphone Android yang terkoneksi dengan internet. Aplikasi ini menggunakan Teknologi Firebase, yaitu </text:span><text:span text:style-name="T73">Realtime</text:span><text:span text:style-name="T53"> Database, </text:span><text:span text:style-name="T73">Authentication</text:span><text:span text:style-name="T53"> dan </text:span><text:span text:style-name="T73">Cloud Storage</text:span><text:span text:style-name="T53">. Dari pengujian system yang dilakukan, disimpulkan bahwa sistem bekerja dengan baik pada smart phone And</text:span><text:span text:style-name="T53">roid versi 4.3 (Jelly Bean) hingga versi 9.0 (Pie) dan hasil dari kuesioner Likert Summated Rating Scale (LSR) yaitu aplikasi ini sangat membantu mahasiswa untuk berpartisipasi dalam kegiatan voting.</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sans-serif" svg:font-family="sans-serif"/>
    <style:font-face style:name="Times New Roman2" svg:font-family="'Times New Roman'" style:font-family-generic="roman"/>
    <style:font-face style:name="Times New Roman1" svg:font-family="'Times New Roman'" style:font-adornments="Regular" style:font-family-generic="roman"/>
    <style:font-face style:name="Times new roman"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nak_20_pasal_20_A" style:display-name="anak pasal A" style:family="paragraph" style:parent-style-name="Standard" style:list-style-name="Numbering_20_123" style:master-page-name="">
      <style:paragraph-properties fo:margin-left="0.801cm" fo:margin-right="0cm" fo:margin-top="0cm" fo:margin-bottom="0.101cm" loext: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Regular" style:font-family-generic="roman" fo:font-weight="bold"/>
    </style:style>
    <style:style style:name="isi_20_pasal" style:display-name="isi pasal" style:family="paragraph" style:parent-style-name="Standard">
      <style:paragraph-properties fo:margin-left="1.799cm" fo:margin-right="0cm" fo:line-height="150%" fo:text-align="justify" style:justify-single-word="false" fo:text-indent="0.7cm" style:auto-text-indent="false">
        <style:drop-cap/>
      </style:paragraph-properties>
      <style:text-properties style:font-name="Times New Roman1" fo:font-family="'Times New Roman'" style:font-style-name="Regular" style:font-family-generic="roman"/>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isi_20_anak_20_pasal" style:display-name="isi anak pasal" style:family="paragraph" style:parent-style-name="anak_20_pasal_20_A" style:next-style-name="Title" style:list-style-name="">
      <style:paragraph-properties fo:margin-left="1.64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text-properties style:font-name="Times New Roman" fo:font-family="'Times New Roman'" style:font-family-generic="roman" style:font-pitch="variable"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prefix="A." style:num-suffix="." style:num-format="1">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
    </style:style>
    <style:style style:name="MP2" style:family="paragraph" style:parent-style-name="Footer" style:master-page-name="First_20_Page">
      <style:paragraph-properties fo:text-align="center" style:justify-single-word="false" style:page-number="auto"/>
      <style:text-properties style:font-name="Times New Roman"/>
    </style:style>
    <style:page-layout style:name="Mpm1">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1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499cm" fo:margin-left="0cm" fo:margin-right="0cm" fo:margin-top="2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5</text:page-number></text:p>
      </style:header>
    </style:master-page>
    <style:master-page style:name="First_20_Page" style:display-name="First Page" style:page-layout-name="Mpm2" style:next-style-name="Standard">
      <style:footer>
        <text:p text:style-name="MP2"><text:page-number text:select-page="current">6</text:page-number></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03T22:44:43.909348589</meta:creation-date>
    <dc:date>2020-02-10T22:28:09.280221443</dc:date>
    <meta:editing-duration>PT15H17M9S</meta:editing-duration>
    <meta:editing-cycles>110</meta:editing-cycles>
    <meta:generator>LibreOffice/6.3.3.2$Linux_X86_64 LibreOffice_project/30$Build-2</meta:generator>
    <meta:document-statistic meta:table-count="0" meta:image-count="0" meta:object-count="0" meta:page-count="21" meta:paragraph-count="127" meta:word-count="4136" meta:character-count="30520" meta:non-whitespace-character-count="26499"/>
  </office:meta>
</office:document-meta>
</file>